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2" svg:font-family="'Bitstream Vera Sans'" style:font-family-generic="modern" style:font-pitch="variable"/>
    <style:font-face style:name="Courier New1" svg:font-family="'Courier New'" style:font-family-generic="modern"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3" svg:font-family="'Bitstream Vera Sans'" style:font-family-generic="system" style:font-pitch="variable"/>
  </office:font-face-decls>
  <office:automatic-styles>
    <style:style style:name="P1"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P2" style:family="paragraph" style:parent-style-name="Text_20_body">
      <style:text-properties officeooo:rsid="0010d150" officeooo:paragraph-rsid="0010d150"/>
    </style:style>
    <style:style style:name="P3" style:family="paragraph" style:parent-style-name="Text_20_body">
      <style:text-properties officeooo:paragraph-rsid="0011ef35"/>
    </style:style>
    <style:style style:name="P4" style:family="paragraph" style:parent-style-name="Text_20_body">
      <style:text-properties officeooo:paragraph-rsid="001580f7"/>
    </style:style>
    <style:style style:name="P5" style:family="paragraph" style:parent-style-name="Text_20_body">
      <style:text-properties officeooo:paragraph-rsid="0017a2fc"/>
    </style:style>
    <style:style style:name="P6" style:family="paragraph" style:parent-style-name="Text_20_body">
      <style:text-properties officeooo:rsid="0017e660" officeooo:paragraph-rsid="0017e660"/>
    </style:style>
    <style:style style:name="P7" style:family="paragraph" style:parent-style-name="Text_20_body">
      <style:text-properties officeooo:paragraph-rsid="00254eac"/>
    </style:style>
    <style:style style:name="P8" style:family="paragraph" style:parent-style-name="Text_20_body">
      <style:text-properties officeooo:paragraph-rsid="00221b35"/>
    </style:style>
    <style:style style:name="P9" style:family="paragraph" style:parent-style-name="Text_20_body">
      <style:text-properties officeooo:rsid="002ca532" officeooo:paragraph-rsid="002ca532"/>
    </style:style>
    <style:style style:name="P10" style:family="paragraph" style:parent-style-name="Text_20_body">
      <style:text-properties officeooo:paragraph-rsid="002e69a7"/>
    </style:style>
    <style:style style:name="P11" style:family="paragraph" style:parent-style-name="Text_20_body">
      <style:text-properties officeooo:rsid="002ea28e" officeooo:paragraph-rsid="002ea28e"/>
    </style:style>
    <style:style style:name="P12" style:family="paragraph" style:parent-style-name="Text_20_body">
      <style:text-properties officeooo:paragraph-rsid="004029b9"/>
    </style:style>
    <style:style style:name="P13"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7a2fc"/>
    </style:style>
    <style:style style:name="P14"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paragraph-rsid="0016eb56"/>
    </style:style>
    <style:style style:name="P15"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paragraph-rsid="00168640"/>
    </style:style>
    <style:style style:name="P16"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paragraph-rsid="002105a1"/>
    </style:style>
    <style:style style:name="P17"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eb56" officeooo:paragraph-rsid="0016eb56"/>
    </style:style>
    <style:style style:name="P18"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105a1" officeooo:paragraph-rsid="002105a1"/>
    </style:style>
    <style:style style:name="P19"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20"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ca532"/>
    </style:style>
    <style:style style:name="P21"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paragraph-rsid="0023c3ef"/>
    </style:style>
    <style:style style:name="P22"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23"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225b96"/>
    </style:style>
    <style:style style:name="P24"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3c3ef" officeooo:paragraph-rsid="0023c3ef"/>
    </style:style>
    <style:style style:name="P25" style:family="paragraph" style:parent-style-name="Text_20_body">
      <loext:graphic-properties draw:fill="none"/>
      <style:paragraph-properties fo:margin-left="3.752cm" fo:margin-right="0cm" fo:margin-top="0.201cm" fo:margin-bottom="0.413cm" loext:contextual-spacing="false" fo:text-align="start" style:justify-single-word="false" fo:text-indent="-2cm" style:auto-text-indent="false" fo:background-color="transparent">
        <style:tab-stops>
          <style:tab-stop style:position="-1.005cm"/>
        </style:tab-stops>
      </style:paragraph-properties>
      <style:text-properties officeooo:paragraph-rsid="00168640"/>
    </style:style>
    <style:style style:name="P26" style:family="paragraph" style:parent-style-name="Text_20_body">
      <style:paragraph-properties fo:margin-top="0.201cm" fo:margin-bottom="0.413cm" loext:contextual-spacing="false"/>
      <style:text-properties officeooo:rsid="0017a2fc" officeooo:paragraph-rsid="0017a2fc"/>
    </style:style>
    <style:style style:name="P27" style:family="paragraph" style:parent-style-name="Text_20_body">
      <style:paragraph-properties fo:margin-top="0.201cm" fo:margin-bottom="0.413cm" loext:contextual-spacing="false"/>
      <style:text-properties officeooo:rsid="001b4fc3" officeooo:paragraph-rsid="002014ae"/>
    </style:style>
    <style:style style:name="P28" style:family="paragraph" style:parent-style-name="Text_20_body">
      <style:paragraph-properties fo:margin-top="0.201cm" fo:margin-bottom="0.413cm" loext:contextual-spacing="false"/>
      <style:text-properties officeooo:rsid="001b4fc3" officeooo:paragraph-rsid="00254eac"/>
    </style:style>
    <style:style style:name="P29" style:family="paragraph" style:parent-style-name="Text_20_body">
      <style:paragraph-properties fo:margin-top="0.201cm" fo:margin-bottom="0.413cm" loext:contextual-spacing="false"/>
      <style:text-properties officeooo:rsid="002014ae" officeooo:paragraph-rsid="002014ae"/>
    </style:style>
    <style:style style:name="P30" style:family="paragraph" style:parent-style-name="Text_20_body">
      <style:paragraph-properties fo:margin-top="0.201cm" fo:margin-bottom="0.413cm" loext:contextual-spacing="false"/>
      <style:text-properties officeooo:rsid="0020d374" officeooo:paragraph-rsid="0020d374"/>
    </style:style>
    <style:style style:name="P31" style:family="paragraph" style:parent-style-name="Text_20_body">
      <style:paragraph-properties fo:margin-top="0.201cm" fo:margin-bottom="0.413cm" loext:contextual-spacing="false"/>
      <style:text-properties officeooo:rsid="002105a1" officeooo:paragraph-rsid="002105a1"/>
    </style:style>
    <style:style style:name="P32" style:family="paragraph" style:parent-style-name="Text_20_body">
      <style:paragraph-properties fo:margin-top="0.201cm" fo:margin-bottom="0.413cm" loext:contextual-spacing="false"/>
      <style:text-properties officeooo:rsid="002105a1" officeooo:paragraph-rsid="0028b864"/>
    </style:style>
    <style:style style:name="P33" style:family="paragraph" style:parent-style-name="Text_20_body">
      <style:paragraph-properties fo:margin-top="0.201cm" fo:margin-bottom="0.413cm" loext:contextual-spacing="false"/>
      <style:text-properties officeooo:rsid="00221b35" officeooo:paragraph-rsid="0022e01a"/>
    </style:style>
    <style:style style:name="P34" style:family="paragraph" style:parent-style-name="Text_20_body">
      <style:paragraph-properties fo:margin-top="0.201cm" fo:margin-bottom="0.413cm" loext:contextual-spacing="false"/>
      <style:text-properties officeooo:rsid="003bd71e" officeooo:paragraph-rsid="003bd71e"/>
    </style:style>
    <style:style style:name="P35" style:family="paragraph" style:parent-style-name="Text_20_body">
      <style:paragraph-properties fo:margin-top="0.201cm" fo:margin-bottom="0.413cm" loext:contextual-spacing="false"/>
      <style:text-properties officeooo:paragraph-rsid="003a7820"/>
    </style:style>
    <style:style style:name="P36" style:family="paragraph" style:parent-style-name="Title">
      <style:text-properties officeooo:rsid="0010d150" officeooo:paragraph-rsid="0010d150"/>
    </style:style>
    <style:style style:name="P37" style:family="paragraph" style:parent-style-name="Text_20_body">
      <loext:graphic-properties draw:fill="none"/>
      <style:paragraph-properties fo:margin-left="1.752cm" fo:margin-right="0cm" fo:margin-top="0.201cm" fo:margin-bottom="0.413cm" loext:contextual-spacing="false" fo:text-align="start" style:justify-single-word="false" fo:text-indent="0cm" style:auto-text-indent="false" fo:background-color="transparent">
        <style:tab-stops>
          <style:tab-stop style:position="-1.005cm"/>
        </style:tab-stops>
      </style:paragraph-properties>
      <style:text-properties officeooo:rsid="0017a2fc" officeooo:paragraph-rsid="001b4fc3"/>
    </style:style>
    <style:style style:name="P38" style:family="paragraph" style:parent-style-name="Text_20_body">
      <loext:graphic-properties draw:fill="none"/>
      <style:paragraph-properties fo:margin-left="0cm" fo:margin-right="0cm" fo:margin-top="0cm" fo:margin-bottom="0.212cm" loext:contextual-spacing="false" fo:text-align="start" style:justify-single-word="false" fo:text-indent="0cm" style:auto-text-indent="false" fo:background-color="transparent">
        <style:tab-stops/>
      </style:paragraph-properties>
      <style:text-properties officeooo:rsid="00221b35" officeooo:paragraph-rsid="00221b35"/>
    </style:style>
    <style:style style:name="P39"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25b96" officeooo:paragraph-rsid="00225b96"/>
    </style:style>
    <style:style style:name="P40"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3c3ef" officeooo:paragraph-rsid="0023c3ef"/>
    </style:style>
    <style:style style:name="P41"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paragraph-rsid="0023c3ef"/>
    </style:style>
    <style:style style:name="P42"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ea28e" officeooo:paragraph-rsid="00337124"/>
    </style:style>
    <style:style style:name="P4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2ca532"/>
    </style:style>
    <style:style style:name="P4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337124"/>
    </style:style>
    <style:style style:name="P4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paragraph-rsid="00386c86"/>
    </style:style>
    <style:style style:name="P4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paragraph-rsid="003bd71e"/>
    </style:style>
    <style:style style:name="P4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ea28e" officeooo:paragraph-rsid="002ea28e"/>
    </style:style>
    <style:style style:name="P4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4e7ee" officeooo:paragraph-rsid="0034e7ee"/>
    </style:style>
    <style:style style:name="P4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360ffb"/>
    </style:style>
    <style:style style:name="P5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386c86"/>
    </style:style>
    <style:style style:name="P5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a2cec"/>
    </style:style>
    <style:style style:name="P5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3e7a71"/>
    </style:style>
    <style:style style:name="P5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4029b9"/>
    </style:style>
    <style:style style:name="P54" style:family="paragraph" style:parent-style-name="Text_20_body">
      <loext:graphic-properties draw:fill="none"/>
      <style:paragraph-properties fo:margin-left="0.499cm" fo:margin-right="0cm" fo:margin-top="0.201cm" fo:margin-bottom="0.413cm" loext:contextual-spacing="false" fo:text-align="start" style:justify-single-word="false" fo:text-indent="0cm" style:auto-text-indent="false" fo:background-color="transparent">
        <style:tab-stops/>
      </style:paragraph-properties>
      <style:text-properties officeooo:rsid="00310a29" officeooo:paragraph-rsid="00310a29"/>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Contents_20_4">
      <style:paragraph-properties>
        <style:tab-stops>
          <style:tab-stop style:position="15.503cm" style:type="right" style:leader-style="dotted" style:leader-text="."/>
        </style:tab-stops>
      </style:paragraph-properties>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style:font-name="Bitstream Vera Sans" fo:font-size="24pt" fo:font-weight="bold" officeooo:rsid="0017e660" officeooo:paragraph-rsid="0017e660" style:font-name-asian="Bitstream Vera Sans3" style:font-size-asian="24pt" style:font-weight-asian="bold" style:font-name-complex="Bitstream Vera Sans3" style:font-size-complex="24pt" style:font-weight-complex="bold"/>
    </style:style>
    <style:style style:name="P61" style:family="paragraph" style:parent-style-name="Heading_20_1">
      <style:paragraph-properties fo:break-before="page"/>
      <style:text-properties style:font-name="Bitstream Vera Sans" fo:font-size="24pt" fo:font-weight="bold" officeooo:rsid="001b4fc3" officeooo:paragraph-rsid="001b4fc3" style:font-name-asian="Bitstream Vera Sans3" style:font-size-asian="24pt" style:font-weight-asian="bold" style:font-name-complex="Bitstream Vera Sans3" style:font-size-complex="24pt" style:font-weight-complex="bold"/>
    </style:style>
    <style:style style:name="P62" style:family="paragraph" style:parent-style-name="Heading_20_2" style:list-style-name="">
      <style:text-properties officeooo:paragraph-rsid="001580f7"/>
    </style:style>
    <style:style style:name="P63" style:family="paragraph" style:parent-style-name="Heading_20_2" style:list-style-name="">
      <style:text-properties style:font-name="Bitstream Vera Sans" fo:font-size="18pt" fo:font-weight="bold" officeooo:rsid="0010d150" officeooo:paragraph-rsid="0010d150" style:font-name-asian="Bitstream Vera Sans3" style:font-size-asian="18pt" style:font-weight-asian="bold" style:font-name-complex="Bitstream Vera Sans3" style:font-size-complex="18pt" style:font-weight-complex="bold"/>
    </style:style>
    <style:style style:name="P64" style:family="paragraph" style:parent-style-name="Heading_20_2">
      <style:text-properties style:font-name="Bitstream Vera Sans" fo:font-size="18pt" fo:font-weight="bold" officeooo:rsid="0016eb56" officeooo:paragraph-rsid="001b4fc3" style:font-name-asian="Bitstream Vera Sans3" style:font-size-asian="18pt" style:font-weight-asian="bold" style:font-name-complex="Bitstream Vera Sans3" style:font-size-complex="18pt" style:font-weight-complex="bold"/>
    </style:style>
    <style:style style:name="P65" style:family="paragraph" style:parent-style-name="Heading_20_2">
      <style:text-properties officeooo:paragraph-rsid="001580f7"/>
    </style:style>
    <style:style style:name="P66" style:family="paragraph" style:parent-style-name="Heading_20_2">
      <style:text-properties officeooo:rsid="0016eb56" officeooo:paragraph-rsid="0016eb56"/>
    </style:style>
    <style:style style:name="P67" style:family="paragraph" style:parent-style-name="Heading_20_2">
      <style:paragraph-properties fo:break-before="page"/>
      <style:text-properties officeooo:paragraph-rsid="0022e01a"/>
    </style:style>
    <style:style style:name="P68" style:family="paragraph" style:parent-style-name="Heading_20_2">
      <style:paragraph-properties fo:break-before="page"/>
      <style:text-properties officeooo:rsid="001580f7" officeooo:paragraph-rsid="0016eb56"/>
    </style:style>
    <style:style style:name="P69" style:family="paragraph" style:parent-style-name="Heading_20_3" style:list-style-name="">
      <style:text-properties officeooo:paragraph-rsid="003e7a71"/>
    </style:style>
    <style:style style:name="P70" style:family="paragraph" style:parent-style-name="Heading_20_3">
      <style:paragraph-properties fo:break-before="page"/>
    </style:style>
    <style:style style:name="P71" style:family="paragraph" style:parent-style-name="Heading_20_3">
      <style:paragraph-properties fo:break-before="page"/>
      <style:text-properties officeooo:paragraph-rsid="003e7a71"/>
    </style:style>
    <style:style style:name="P72" style:family="paragraph" style:parent-style-name="Heading_20_4">
      <style:text-properties officeooo:paragraph-rsid="002ca532"/>
    </style:style>
    <style:style style:name="P73" style:family="paragraph" style:parent-style-name="Heading_20_4">
      <style:text-properties officeooo:paragraph-rsid="0023c3ef"/>
    </style:style>
    <style:style style:name="P74" style:family="paragraph" style:parent-style-name="Heading_20_4">
      <style:text-properties officeooo:rsid="003e7a71" officeooo:paragraph-rsid="004029b9"/>
    </style:style>
    <style:style style:name="P75" style:family="paragraph" style:parent-style-name="Heading_20_4">
      <style:paragraph-properties fo:break-before="page"/>
      <style:text-properties officeooo:paragraph-rsid="002ca532"/>
    </style:style>
    <style:style style:name="P76" style:family="paragraph" style:parent-style-name="Heading_20_4">
      <style:paragraph-properties fo:break-before="page"/>
      <style:text-properties officeooo:rsid="003e7a71" officeooo:paragraph-rsid="004029b9"/>
    </style:style>
    <style:style style:name="P77" style:family="paragraph" style:parent-style-name="Heading_20_4" style:master-page-name="">
      <style:paragraph-properties style:page-number="auto"/>
      <style:text-properties officeooo:paragraph-rsid="002ea28e"/>
    </style:style>
    <style:style style:name="P78" style:family="paragraph" style:parent-style-name="Heading_20_4" style:master-page-name="">
      <style:paragraph-properties style:page-number="auto"/>
      <style:text-properties officeooo:paragraph-rsid="00360ffb"/>
    </style:style>
    <style:style style:name="P79" style:family="paragraph" style:parent-style-name="Heading_20_4" style:master-page-name="">
      <style:paragraph-properties style:page-number="auto" fo:break-before="page"/>
      <style:text-properties officeooo:paragraph-rsid="003e7a71"/>
    </style:style>
    <style:style style:name="P80" style:family="paragraph" style:parent-style-name="List_20_1_20_Content">
      <style:text-properties officeooo:paragraph-rsid="001580f7"/>
    </style:style>
    <style:style style:name="P81" style:family="paragraph" style:parent-style-name="List_20_1_20_Content_20_First">
      <style:text-properties officeooo:paragraph-rsid="001580f7"/>
    </style:style>
    <style:style style:name="P82" style:family="paragraph" style:parent-style-name="List_20_1_20_Content_20_Last">
      <style:text-properties officeooo:paragraph-rsid="001580f7"/>
    </style:style>
    <style:style style:name="P83"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225b96"/>
    </style:style>
    <style:style style:name="P8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ea28e" officeooo:paragraph-rsid="002ea28e"/>
    </style:style>
    <style:style style:name="P8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3e7a71"/>
    </style:style>
    <style:style style:name="P8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46c858"/>
    </style:style>
    <style:style style:name="P8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45ee6a"/>
    </style:style>
    <style:style style:name="P8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paragraph-rsid="0045ee6a"/>
    </style:style>
    <style:style style:name="P89" style:family="paragraph" style:parent-style-name="Text_20_body">
      <style:text-properties officeooo:rsid="002ca532" officeooo:paragraph-rsid="002ca532"/>
    </style:style>
    <style:style style:name="P90" style:family="paragraph" style:parent-style-name="Text_20_body">
      <style:text-properties officeooo:rsid="00440b7b" officeooo:paragraph-rsid="00440b7b"/>
    </style:style>
    <style:style style:name="P91" style:family="paragraph" style:parent-style-name="Text_20_body">
      <style:text-properties officeooo:rsid="0046c858" officeooo:paragraph-rsid="0046c858"/>
    </style:style>
    <style:style style:name="P92" style:family="paragraph" style:parent-style-name="Text_20_body" style:list-style-name="L1" style:master-page-name="">
      <loext:graphic-properties draw:fill="none"/>
      <style:paragraph-properties fo:margin-left="5.001cm" fo:margin-right="0cm" fo:margin-top="0cm" fo:margin-bottom="0.212cm" loext:contextual-spacing="false" fo:text-align="start" style:justify-single-word="false" fo:text-indent="-1cm" style:auto-text-indent="false" style:page-number="auto" fo:background-color="transparent">
        <style:tab-stops/>
      </style:paragraph-properties>
      <style:text-properties officeooo:rsid="002105a1" officeooo:paragraph-rsid="002105a1"/>
    </style:style>
    <style:style style:name="P93"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105a1" officeooo:paragraph-rsid="002105a1"/>
    </style:style>
    <style:style style:name="P94"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21b35" officeooo:paragraph-rsid="00221b35"/>
    </style:style>
    <style:style style:name="P95" style:family="paragraph" style:parent-style-name="Text_20_body" style:list-style-name="L1"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paragraph-rsid="0028b864"/>
    </style:style>
    <style:style style:name="P96" style:family="paragraph" style:parent-style-name="Text_20_body">
      <style:paragraph-properties fo:margin-top="0.201cm" fo:margin-bottom="0.413cm" loext:contextual-spacing="false"/>
      <style:text-properties officeooo:rsid="0017e660" officeooo:paragraph-rsid="00254eac"/>
    </style:style>
    <style:style style:name="P97" style:family="paragraph" style:parent-style-name="Text_20_body">
      <style:paragraph-properties fo:margin-top="0.201cm" fo:margin-bottom="0.413cm" loext:contextual-spacing="false"/>
      <style:text-properties officeooo:rsid="0041e574" officeooo:paragraph-rsid="0041e574"/>
    </style:style>
    <style:style style:name="P98" style:family="paragraph" style:parent-style-name="Text_20_body">
      <style:paragraph-properties fo:margin-top="0.201cm" fo:margin-bottom="0.413cm" loext:contextual-spacing="false"/>
      <style:text-properties officeooo:rsid="0043d25c" officeooo:paragraph-rsid="0043d25c"/>
    </style:style>
    <style:style style:name="P99"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7a2fc"/>
    </style:style>
    <style:style style:name="P100" style:family="paragraph">
      <loext:graphic-properties draw:fill="none" draw:fill-color="#ffffff"/>
      <style:paragraph-properties fo:margin-top="0.101cm" fo:margin-bottom="0.101cm" style:writing-mode="lr-tb"/>
      <style:text-properties style:font-name="Courier New" fo:font-size="18pt" fo:font-weight="bold" fo:background-color="#2a6099" style:font-size-asian="18pt" style:font-weight-asian="bold" style:font-size-complex="18pt" style:font-weight-complex="bold"/>
    </style:style>
    <style:style style:name="T1" style:family="text">
      <style:text-properties officeooo:rsid="0011ef35"/>
    </style:style>
    <style:style style:name="T2" style:family="text">
      <style:text-properties officeooo:rsid="00168640"/>
    </style:style>
    <style:style style:name="T3" style:family="text">
      <style:text-properties officeooo:rsid="0016eb56"/>
    </style:style>
    <style:style style:name="T4" style:family="text">
      <style:text-properties officeooo:rsid="0017a2fc"/>
    </style:style>
    <style:style style:name="T5" style:family="text">
      <style:text-properties officeooo:rsid="0017b205"/>
    </style:style>
    <style:style style:name="T6" style:family="text">
      <style:text-properties officeooo:rsid="0018fb57"/>
    </style:style>
    <style:style style:name="T7" style:family="text">
      <style:text-properties officeooo:rsid="001aa7c5"/>
    </style:style>
    <style:style style:name="T8" style:family="text">
      <style:text-properties style:text-position="super 58%"/>
    </style:style>
    <style:style style:name="T9" style:family="text">
      <style:text-properties style:text-position="super 58%" officeooo:rsid="0023c3ef"/>
    </style:style>
    <style:style style:name="T10" style:family="text">
      <style:text-properties style:text-position="super 58%" officeooo:rsid="00221b35"/>
    </style:style>
    <style:style style:name="T11" style:family="text">
      <style:text-properties officeooo:rsid="002014ae"/>
    </style:style>
    <style:style style:name="T12" style:family="text">
      <style:text-properties officeooo:rsid="002105a1"/>
    </style:style>
    <style:style style:name="T13" style:family="text">
      <style:text-properties officeooo:rsid="00221b35"/>
    </style:style>
    <style:style style:name="T14" style:family="text">
      <style:text-properties officeooo:rsid="00225b96"/>
    </style:style>
    <style:style style:name="T15" style:family="text">
      <style:text-properties officeooo:rsid="0022e01a"/>
    </style:style>
    <style:style style:name="T16" style:family="text">
      <style:text-properties officeooo:rsid="0023c3ef"/>
    </style:style>
    <style:style style:name="T17" style:family="text">
      <style:text-properties officeooo:rsid="00286d89"/>
    </style:style>
    <style:style style:name="T18" style:family="text">
      <style:text-properties officeooo:rsid="0028b864"/>
    </style:style>
    <style:style style:name="T19" style:family="text">
      <style:text-properties officeooo:rsid="002af296"/>
    </style:style>
    <style:style style:name="T20" style:family="text">
      <style:text-properties officeooo:rsid="002b76cd"/>
    </style:style>
    <style:style style:name="T21" style:family="text">
      <style:text-properties officeooo:rsid="002ca532"/>
    </style:style>
    <style:style style:name="T22" style:family="text">
      <style:text-properties officeooo:rsid="002e69a7"/>
    </style:style>
    <style:style style:name="T23" style:family="text">
      <style:text-properties officeooo:rsid="002ea28e"/>
    </style:style>
    <style:style style:name="T24" style:family="text">
      <style:text-properties officeooo:rsid="0034e7ee"/>
    </style:style>
    <style:style style:name="T25" style:family="text">
      <style:text-properties officeooo:rsid="00360ffb"/>
    </style:style>
    <style:style style:name="T26" style:family="text">
      <style:text-properties style:font-name="Bitstream Vera Sans" fo:font-size="12pt" fo:font-weight="bold" officeooo:rsid="00360ffb" style:font-name-asian="Bitstream Vera Sans3" style:font-size-asian="12pt" style:font-weight-asian="bold" style:font-name-complex="Bitstream Vera Sans3" style:font-size-complex="12pt" style:font-weight-complex="bold"/>
    </style:style>
    <style:style style:name="T27" style:family="text">
      <style:text-properties style:font-name="Bitstream Vera Sans" fo:font-size="12pt" fo:font-weight="bold" officeooo:rsid="003e7a71" style:font-name-asian="Bitstream Vera Sans3" style:font-size-asian="12pt" style:font-weight-asian="bold" style:font-name-complex="Bitstream Vera Sans3" style:font-size-complex="12pt" style:font-weight-complex="bold"/>
    </style:style>
    <style:style style:name="T28" style:family="text">
      <style:text-properties style:font-name="Bitstream Vera Sans" fo:font-size="12pt" fo:font-weight="bold" officeooo:rsid="004029b9" style:font-name-asian="Bitstream Vera Sans3" style:font-size-asian="12pt" style:font-weight-asian="bold" style:font-name-complex="Bitstream Vera Sans3" style:font-size-complex="12pt" style:font-weight-complex="bold"/>
    </style:style>
    <style:style style:name="T29" style:family="text">
      <style:text-properties style:font-name="Bitstream Vera Sans" fo:font-size="18pt" fo:font-weight="bold" style:font-name-asian="Bitstream Vera Sans3" style:font-size-asian="18pt" style:font-weight-asian="bold" style:font-name-complex="Bitstream Vera Sans3" style:font-size-complex="18pt" style:font-weight-complex="bold"/>
    </style:style>
    <style:style style:name="T30" style:family="text">
      <style:text-properties officeooo:rsid="00386c86"/>
    </style:style>
    <style:style style:name="T31" style:family="text">
      <style:text-properties officeooo:rsid="003a2cec"/>
    </style:style>
    <style:style style:name="T32" style:family="text">
      <style:text-properties officeooo:rsid="003a7820"/>
    </style:style>
    <style:style style:name="T33" style:family="text">
      <style:text-properties officeooo:rsid="003dc77c"/>
    </style:style>
    <style:style style:name="T34" style:family="text">
      <style:text-properties officeooo:rsid="004029b9"/>
    </style:style>
    <style:style style:name="T35" style:family="text">
      <style:text-properties officeooo:rsid="00459ae2"/>
    </style:style>
    <style:style style:name="T36" style:family="text">
      <style:text-properties officeooo:rsid="0045ee6a"/>
    </style:style>
    <style:style style:name="T37" style:family="text">
      <style:text-properties officeooo:rsid="0046c858"/>
    </style:style>
    <style:style style:name="T38" style:family="text">
      <style:text-properties fo:color="#ffffff" style:font-name="Courier New" fo:font-size="18pt" fo:font-weight="bold" fo:background-color="#2a6099" style:font-size-asian="18pt" style:font-weight-asian="bold" style:font-size-complex="18pt"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372cm" fo:text-indent="-0.635cm" fo:margin-left="9.372cm"/>
        </style:list-level-properties>
      </text:list-level-style-number>
    </text:list-style>
    <style:style style:name="gr1" style:family="graphic">
      <style:graphic-properties draw:stroke="none" svg:stroke-color="#000000" draw:fill="none" draw:fill-color="#ffffff" fo:min-height="1.441cm" fo:padding-top="0.499cm" fo:padding-bottom="0.499cm" fo:padding-left="0.499cm" fo:padding-right="0.499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Extending EzyBus</text:p>
      <text:p text:style-name="P2"/>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5"><text:a xlink:type="simple" xlink:href="#__RefHeading___extending_ezybus_1" text:style-name="Index_20_Link" text:visited-style-name="Index_20_Link">Summary<text:tab/>2</text:a></text:p>
          <text:p text:style-name="P56"><text:a xlink:type="simple" xlink:href="#__RefHeading___features_2" text:style-name="Index_20_Link" text:visited-style-name="Index_20_Link">Features<text:tab/>2</text:a></text:p>
          <text:p text:style-name="P56"><text:a xlink:type="simple" xlink:href="#__RefHeading___background_4" text:style-name="Index_20_Link" text:visited-style-name="Index_20_Link">Background<text:tab/>2</text:a></text:p>
          <text:p text:style-name="P56"><text:a xlink:type="simple" xlink:href="#__RefHeading___hardware_5" text:style-name="Index_20_Link" text:visited-style-name="Index_20_Link">Hardware<text:tab/>3</text:a></text:p>
          <text:p text:style-name="P56"><text:a xlink:type="simple" xlink:href="#__RefHeading___Toc725_4257236322" text:style-name="Index_20_Link" text:visited-style-name="Index_20_Link">Progress<text:tab/>3</text:a></text:p>
          <text:p text:style-name="P55"><text:a xlink:type="simple" xlink:href="#__RefHeading___Toc727_4257236322" text:style-name="Index_20_Link" text:visited-style-name="Index_20_Link">Overview<text:tab/>4</text:a></text:p>
          <text:p text:style-name="P56"><text:a xlink:type="simple" xlink:href="#__RefHeading___Toc729_4257236322" text:style-name="Index_20_Link" text:visited-style-name="Index_20_Link">Inputs<text:tab/>4</text:a></text:p>
          <text:p text:style-name="P56"><text:a xlink:type="simple" xlink:href="#__RefHeading___Toc731_4257236322" text:style-name="Index_20_Link" text:visited-style-name="Index_20_Link">Outputs<text:tab/>4</text:a></text:p>
          <text:p text:style-name="P55"><text:a xlink:type="simple" xlink:href="#__RefHeading___Toc323_1673517113" text:style-name="Index_20_Link" text:visited-style-name="Index_20_Link">Setup<text:tab/>6</text:a></text:p>
          <text:p text:style-name="P55"><text:a xlink:type="simple" xlink:href="#__RefHeading___Toc325_1673517113" text:style-name="Index_20_Link" text:visited-style-name="Index_20_Link">Configuration<text:tab/>7</text:a></text:p>
          <text:p text:style-name="P56"><text:a xlink:type="simple" xlink:href="#__RefHeading___Toc327_1673517113" text:style-name="Index_20_Link" text:visited-style-name="Index_20_Link">Menu buttons<text:tab/>7</text:a></text:p>
          <text:p text:style-name="P56"><text:a xlink:type="simple" xlink:href="#__RefHeading___Toc329_1673517113" text:style-name="Index_20_Link" text:visited-style-name="Index_20_Link">Menu structure<text:tab/>8</text:a></text:p>
          <text:p text:style-name="P57"><text:a xlink:type="simple" xlink:href="#__RefHeading___Toc331_1673517113" text:style-name="Index_20_Link" text:visited-style-name="Index_20_Link">System menu<text:tab/>9</text:a></text:p>
          <text:p text:style-name="P58"><text:a xlink:type="simple" xlink:href="#__RefHeading___Toc333_1673517113" text:style-name="Index_20_Link" text:visited-style-name="Index_20_Link">System report sub-menu<text:tab/>9</text:a></text:p>
          <text:p text:style-name="P58"><text:a xlink:type="simple" xlink:href="#__RefHeading___Toc618_3900327692" text:style-name="Index_20_Link" text:visited-style-name="Index_20_Link">System Debug sub-menu<text:tab/>10</text:a></text:p>
          <text:p text:style-name="P58"><text:a xlink:type="simple" xlink:href="#__RefHeading___Toc620_3900327692" text:style-name="Index_20_Link" text:visited-style-name="Index_20_Link">System I2C sub-menu<text:tab/>10</text:a></text:p>
          <text:p text:style-name="P58"><text:a xlink:type="simple" xlink:href="#__RefHeading___Toc822_2579033525" text:style-name="Index_20_Link" text:visited-style-name="Index_20_Link">System Nodes sub-menu<text:tab/>10</text:a></text:p>
          <text:p text:style-name="P57"><text:a xlink:type="simple" xlink:href="#__RefHeading___Toc337_1673517113" text:style-name="Index_20_Link" text:visited-style-name="Index_20_Link">Output menu<text:tab/>11</text:a></text:p>
          <text:p text:style-name="P58"><text:a xlink:type="simple" xlink:href="#__RefHeading___Toc824_2579033525" text:style-name="Index_20_Link" text:visited-style-name="Index_20_Link">Output Servo sub-menu<text:tab/>11</text:a></text:p>
          <text:p text:style-name="P58"><text:a xlink:type="simple" xlink:href="#__RefHeading___Toc826_2579033525" text:style-name="Index_20_Link" text:visited-style-name="Index_20_Link">Output Signal sub-menu<text:tab/>12</text:a></text:p>
          <text:p text:style-name="P58"><text:a xlink:type="simple" xlink:href="#__RefHeading___Toc828_2579033525" text:style-name="Index_20_Link" text:visited-style-name="Index_20_Link">Output LED sub menu<text:tab/>12</text:a></text:p>
          <text:p text:style-name="P58"><text:a xlink:type="simple" xlink:href="#__RefHeading___Toc830_2579033525" text:style-name="Index_20_Link" text:visited-style-name="Index_20_Link">Output LED_4 sub menu<text:tab/>12</text:a></text:p>
          <text:p text:style-name="P58"><text:a xlink:type="simple" xlink:href="#__RefHeading___Toc832_2579033525" text:style-name="Index_20_Link" text:visited-style-name="Index_20_Link">Output Flash sub menu<text:tab/>12</text:a></text:p>
          <text:p text:style-name="P58"><text:a xlink:type="simple" xlink:href="#__RefHeading___Toc834_2579033525" text:style-name="Index_20_Link" text:visited-style-name="Index_20_Link">Output Blink sub menu<text:tab/>12</text:a></text:p>
          <text:p text:style-name="P57"><text:a xlink:type="simple" xlink:href="#__RefHeading___Toc836_2579033525" text:style-name="Index_20_Link" text:visited-style-name="Index_20_Link">Input menu<text:tab/>13</text:a></text:p>
          <text:p text:style-name="P57"><text:a xlink:type="simple" xlink:href="#__RefHeading___Toc339_1673517113" text:style-name="Index_20_Link" text:visited-style-name="Index_20_Link">Lock menu<text:tab/>13</text:a></text:p>
          <text:p text:style-name="P57"><text:a xlink:type="simple" xlink:href="#__RefHeading___Toc341_1673517113" text:style-name="Index_20_Link" text:visited-style-name="Index_20_Link">Export menu<text:tab/>13</text:a></text:p>
          <text:p text:style-name="P57"><text:a xlink:type="simple" xlink:href="#__RefHeading___Toc343_1673517113" text:style-name="Index_20_Link" text:visited-style-name="Index_20_Link">Import menu<text:tab/>13</text:a></text:p>
          <text:p text:style-name="P56"><text:a xlink:type="simple" xlink:href="#__RefHeading___Toc729_42572363221" text:style-name="Index_20_Link" text:visited-style-name="Index_20_Link">Inputs<text:tab/>13</text:a></text:p>
        </text:index-body>
      </text:table-of-content>
      <text:h text:style-name="P63" text:outline-level="2"/>
      <text:h text:style-name="P59" text:outline-level="1"><text:bookmark-start text:name="extending_ezybus"/><text:bookmark-start text:name="__RefHeading___extending_ezybus_1"/>S<text:bookmark-end text:name="extending_ezybus"/>ummary<text:bookmark-end text:name="__RefHeading___extending_ezybus_1"/></text:h>
      <text:p text:style-name="Text_20_body">I'm attempting to provide more functionality using the EzyBus hardware but with completely re-written sketches.</text:p>
      <text:p text:style-name="Text_20_body">My motivation is that I love the simplicity of EzyBus, both the hardware build and the operation, but I wanted more features. However, a CBUS solution has much more complexity than I need so this is a half-way house.</text:p>
      <text:p text:style-name="Text_20_body">A second driver is that as an ex-software developer, I wanted to see how arduinos operate and have a go at programming them.</text:p>
      <text:p text:style-name="P7">I realize a big advantage of EzyBus is how easy it is, and my changes are necessarily going to be “not so easy”. I have no intention of stepping on EzyBus's toes, this is not an EzyBus solution, but a solution using the EzyBus hardware, that is: an arduino Uno with LCD shield, some nanos and MCP23017s mounted on the kitlocker PCBs all connected by <text:span text:style-name="T13">I</text:span><text:span text:style-name="T10">2</text:span><text:span text:style-name="T13">C</text:span> bus.</text:p>
      <text:h text:style-name="Heading_20_2" text:outline-level="2"><text:bookmark-start text:name="features"/><text:bookmark-start text:name="__RefHeading___features_2"/>Features<text:bookmark-end text:name="features"/><text:bookmark-end text:name="__RefHeading___features_2"/></text:h>
      <text:p text:style-name="Text_20_body">The features I want to include (if I can) are:</text:p>
      <text:list xml:id="list71035107" text:style-name="List_20_1">
        <text:list-item>
          <text:p text:style-name="List_20_1_20_Content_20_First">Different types of input in addition to the toggle-switch - in particular, intermittent (non-latching) push buttons.</text:p>
        </text:list-item>
        <text:list-item>
          <text:p text:style-name="List_20_1_20_Content">Multiple inputs can be operated simultaneously.</text:p>
        </text:list-item>
        <text:list-item>
          <text:p text:style-name="List_20_1_20_Content">Multiple outputs operated by a single input - eg crossovers.</text:p>
        </text:list-item>
        <text:list-item>
          <text:p text:style-name="List_20_1_20_Content">Multiple inputs operate the same output(s) - so multiple mimic-panels can control the same outputs.</text:p>
        </text:list-item>
        <text:list-item>
          <text:p text:style-name="List_20_1_20_Content">In addition to servo outputs, variable-intensity LEDS (including fading) using PWM.</text:p>
        </text:list-item>
        <text:list-item>
          <text:p text:style-name="List_20_1_20_Content">Some other output types, eg flashing (varying speeds) or flickering LEDs.</text:p>
        </text:list-item>
        <text:list-item>
          <text:p text:style-name="List_20_1_20_Content">Where multiple outputs are controlled by an input, the ability to delay the outputs, so for example crossing gates can operate one after the other.</text:p>
        </text:list-item>
        <text:list-item>
          <text:p text:style-name="List_20_1_20_Content_20_Last">Interlocks that prevent certain outputs operating if other outputs are set incorrectly.</text:p>
        </text:list-item>
      </text:list>
      <text:h text:style-name="Heading_20_2" text:outline-level="2"><text:bookmark-start text:name="background"/><text:bookmark-start text:name="__RefHeading___background_4"/>Background<text:bookmark-end text:name="background"/><text:bookmark-end text:name="__RefHeading___background_4"/></text:h>
      <text:p text:style-name="Text_20_body">My current layout is in 009 (DCC) and half of it is operated by fulgurex slow-action point motors operated by SPST toggle switches and some 2-aspect colour signals (also operated by SPST toggles).</text:p>
      <text:p text:style-name="Text_20_body">The point motors are too noisy for my liking and the underside of the board is rapidly becoming a rats-nest of wiring. The second half of the layout is not wired yet, and having seen the MERG stand at a railway show decided to join and see what options there are.</text:p>
      <text:p text:style-name="Text_20_body">I've built some MERG kits (CANPAN kit 9, CANTM7 kit 497) but had a lot of difficulty with the SMD devices (my soldering skills not being up to the task) and failed to get them working as a result. I also took a look at the FCU <text:soft-page-break/>software but wasn't impressed - it has a very steep learning curve. I then found EzyBus on the MERG website and decided CBUS was too much for my needs but unfortunately EzyBus was to restricted, so I'm now looking at a half-way house.</text:p>
      <text:p text:style-name="Text_20_body">My intention is to wire the second half of the layout with servos and an extended EzyBus-based mimic panel, and if successful, replace the fulgurex motors and their control panel similarly. There'll be two control panels (one on each side of the layout) and some (all?) functionality duplicated on both panels.</text:p>
      <text:h text:style-name="Heading_20_2" text:outline-level="2"><text:bookmark-start text:name="hardware"/><text:bookmark-start text:name="__RefHeading___hardware_5"/>Hardware<text:bookmark-end text:name="hardware"/><text:bookmark-end text:name="__RefHeading___hardware_5"/></text:h>
      <text:p text:style-name="Text_20_body">I'm using the EzyBus PCBs from the kitlocker (kits 922 and 923) built exactly as described in the <text:a xlink:type="simple" xlink:href="https://www.merg.org.uk/merg_wiki/doku.php?id=lcb:start#ezybus" text:style-name="Internet_20_link" text:visited-style-name="Visited_20_Internet_20_Link">ezybus</text:a> manual. I sourced all the components as there was no EzyBus kit at the time.</text:p>
      <text:p text:style-name="P7">With the MCP23017 I had two minor problems. There are SPI and <text:span text:style-name="T13">I</text:span><text:span text:style-name="T10">2</text:span><text:span text:style-name="T13">C</text:span> variants and I wasn't sure I'd got the right one. As the writing on the chip was illegible, and its PCB was labelled both MCP23017 and MCP23S17 I just used it anyway (and it <text:span text:style-name="Emphasis">was</text:span> an <text:span text:style-name="T13">I</text:span><text:span text:style-name="T10">2</text:span><text:span text:style-name="T13">C</text:span> one). Secondly, the one I bought had 1/10th inch wider spacing between the two rows of pins. So rather than using rows of sockets and pins I soldered the MCP directly to its PCB using bent pins to line them up.</text:p>
      <text:p text:style-name="P3"/>
      <text:h text:style-name="P65" text:outline-level="2"><text:bookmark-start text:name="progress"/><text:bookmark-start text:name="__RefHeading___Toc725_4257236322"/>Progress<text:bookmark-end text:name="progress"/><text:bookmark-end text:name="__RefHeading___Toc725_4257236322"/></text:h>
      <text:p text:style-name="P4">I have most of the features I want coded and working on a test-bed.</text:p>
      <text:p text:style-name="P4">In addition to the desired features I've also implemented:</text:p>
      <text:list xml:id="list105140895978250" text:style-name="List_20_1">
        <text:list-item>
          <text:p text:style-name="P81">Four-aspect signals.</text:p>
        </text:list-item>
        <text:list-item>
          <text:p text:style-name="P80">Rudimentary signal-bounce.</text:p>
        </text:list-item>
        <text:list-item>
          <text:p text:style-name="P82">Automatic reset of inputs after a time delay (for signals that go red/danger with input from a TOTI but then revert to green sometime later).</text:p>
        </text:list-item>
      </text:list>
      <text:p text:style-name="P4">I've pretty-much maxed-out on the space available in a Uno (only 3k program space left) so may have to move to a mega if I think of any more functionality. The nano output modules have plenty of room for expansion.</text:p>
      <text:p text:style-name="P4">The next step will be to install something on the layout to see how well it works in reality.</text:p>
      <text:h text:style-name="P62" text:outline-level="2"/>
      <text:h text:style-name="P60" text:outline-level="1"><text:bookmark-start text:name="__RefHeading___Toc727_4257236322"/>Overview<text:bookmark-end text:name="__RefHeading___Toc727_4257236322"/></text:h>
      <text:p text:style-name="P96">The system consists of an Arduino Uno controller, up to eight input modules (MCP20913 chips) and up to 16 output modules (Arduino nanos) <text:span text:style-name="T6">all connected by an </text:span><text:span text:style-name="T13">I</text:span><text:span text:style-name="T10">2</text:span><text:span text:style-name="T13">C</text:span><text:span text:style-name="T6"> 2-wire bus.</text:span></text:p>
      <text:p text:style-name="P97">The inputs are not directly tied to the corresponding output. Each input can be mapped to operate any output. Indeed, each input can operate up to seven outputs simultaneously or in sequence.</text:p>
      <text:p text:style-name="P97">The outputs generally drive servos with an associated digital output, or a pair of digital outputs (often LEDs). For servos, the range of rotation (or reverse rotaton) and speed of rotation can be specified. The digital outputs use PWM so can arrange to fade and/or dim the outputs.</text:p>
      <text:p text:style-name="P98">Interlocks can be specified between outputs to prevent certain combinations, for example prevent a signal being cleared if the points are set incorrectly (and vice-versa).</text:p>
      <text:h text:style-name="P66" text:outline-level="2"><text:bookmark-start text:name="__RefHeading___Toc729_4257236322"/><text:span text:style-name="T29">Inputs</text:span><text:bookmark-end text:name="__RefHeading___Toc729_4257236322"/></text:h>
      <text:p text:style-name="P26">Each input module provides 16 input lines which are normally held high. Pulling the input low activates the input.</text:p>
      <text:p text:style-name="P5"><text:span text:style-name="T4">Each input can be configured to operate in one of four </text:span><text:span text:style-name="T5">types:</text:span></text:p>
      <text:p text:style-name="P25"><text:span text:style-name="T2">Toggle<text:tab/>An on-off toggle switch (eg SPDT). Switched </text:span><text:span text:style-name="T4">high</text:span><text:span text:style-name="T2"> sets the </text:span><text:span text:style-name="T4">corresponding outputs</text:span><text:span text:style-name="T2"> “Hi”, </text:span><text:span text:style-name="T4">switched low</text:span><text:span text:style-name="T2"> sets </text:span><text:span text:style-name="T4">the outputs</text:span><text:span text:style-name="T2"> “Lo”.</text:span></text:p>
      <text:p text:style-name="P15"><text:span text:style-name="T2">On/off<text:tab/>A momentary push-button. First </text:span><text:span text:style-name="T4">activation</text:span><text:span text:style-name="T2"> sets the output “Hi”, another </text:span><text:span text:style-name="T4">activation</text:span><text:span text:style-name="T2"> sets the output “Lo”.</text:span></text:p>
      <text:p text:style-name="P13">On<text:tab/> A momentary push-button <text:span text:style-name="T4">which always sets the corresponding outputs “Hi”.</text:span></text:p>
      <text:p text:style-name="P13">Off<text:tab/>A momentary push-button <text:span text:style-name="T4">which always sets the corresponding outputs “Lo”.</text:span></text:p>
      <text:h text:style-name="P68" text:outline-level="2"><text:bookmark-start text:name="__RefHeading___Toc731_4257236322"/>Outputs<text:bookmark-end text:name="__RefHeading___Toc731_4257236322"/></text:h>
      <text:p text:style-name="P6">Each output module has 8 outputs which can be configured as one of six types.</text:p>
      <text:p text:style-name="P14"><text:span text:style-name="T3">Servo</text:span><text:span text:style-name="T2"><text:tab/></text:span><text:span text:style-name="T3">Output connected to a servo which can rotate between 0-18</text:span><text:span text:style-name="T19">0</text:span><text:span text:style-name="T3"> degrees. The endpoints can be set, as can the speed of rotation.</text:span></text:p>
      <text:p text:style-name="P17">Signal<text:tab/>A servo as above which additionally emulates bounce typical of a semaphore signal.</text:p>
      <text:p text:style-name="P17">LED<text:tab/><text:span text:style-name="T4">A LED or other digital output device, typically a (2-aspect) colour signal.</text:span></text:p>
      <text:p text:style-name="P17">LED_4<text:tab/><text:span text:style-name="T4">A 4-aspect colour signal.</text:span></text:p>
      <text:p text:style-name="P17">Flash<text:tab/><text:span text:style-name="T4">A pair of LEDs that flash for </text:span><text:span text:style-name="T7">a</text:span><text:span text:style-name="T4"> while whilst changing state – one ends up on, the other off.</text:span></text:p>
      <text:p text:style-name="P17">Blink<text:tab/><text:span text:style-name="T4">As for Flash above, except that the output always ends in the off state.</text:span></text:p>
      <text:p text:style-name="Text_20_body">The output modules have three-pin headers for connection to servos (Signal, Vcc and Ground). There’s an additional digital output (“pad”) which goes high when the servo is “Hi”. When connecting digital outputs (LEDs) the main output is on the servo “Signal” pin, with a complimentary output an the associated “pad” output.</text:p>
      <text:h text:style-name="P61" text:outline-level="1"><text:bookmark-start text:name="__RefHeading___Toc323_1673517113"/>Setup<text:bookmark-end text:name="__RefHeading___Toc323_1673517113"/></text:h>
      <text:p text:style-name="P28">Having connected all the devices (Uno, input and output modules) to your <text:span text:style-name="T13">I</text:span><text:span text:style-name="T10">2</text:span><text:span text:style-name="T13">C</text:span> bus and suitab<text:span text:style-name="T11">l</text:span>e power supplies, switch everyth<text:span text:style-name="T20">i</text:span>ng on.</text:p>
      <text:p text:style-name="P27"><draw:frame text:anchor-type="paragraph" draw:z-index="0" draw:name="Shape1" draw:style-name="gr1" draw:text-style-name="P100" svg:width="7.885cm" svg:height="2.44cm" svg:x="9.029cm" svg:y="-0.236cm"><draw:text-box><text:p><text:span text:style-name="T38"><text:s/></text:span><text:span text:style-name="T38">SignalBox <text:s text:c="2"/>v2.6 </text:span></text:p><text:p><text:span text:style-name="T38"><text:s/></text:span><text:span text:style-name="T38">Setup <text:s text:c="4"/>Jan 21 </text:span></text:p></draw:text-box></draw:frame>The Uno will display its splash panel on the LCD.</text:p>
      <text:p text:style-name="P27"/>
      <text:p text:style-name="P29"><draw:frame text:anchor-type="paragraph" draw:z-index="1" draw:name="Shape1_0" draw:style-name="gr1" draw:text-style-name="P100" svg:width="7.885cm" svg:height="2.44cm" svg:x="9.029cm" svg:y="-0.236cm"><draw:text-box><text:p><text:span text:style-name="T38"><text:s/></text:span><text:span text:style-name="T38">Calibrate button </text:span></text:p><text:p><text:span text:style-name="T38"><text:s/></text:span><text:span text:style-name="T38">Press select <text:s text:c="4"/></text:span></text:p></draw:text-box></draw:frame>After a few seconds, a prompt to calibrate the LCD buttons appears. Press the indicated buttons <text:span text:style-name="T17">in turn </text:span>as prompted.</text:p>
      <text:p text:style-name="P29"><draw:frame text:anchor-type="paragraph" draw:z-index="2" draw:name="Shape1_1" draw:style-name="gr1" draw:text-style-name="P100" svg:width="7.885cm" svg:height="2.44cm" svg:x="9.029cm" svg:y="-0.236cm"><draw:text-box><text:p><text:span text:style-name="T38"><text:s/></text:span><text:span text:style-name="T38">Nodes <text:s text:c="2"/>....4... </text:span></text:p><text:p><text:span text:style-name="T38"><text:s/></text:span><text:span text:style-name="T38">.....5..8....... </text:span></text:p></draw:text-box></draw:frame>Now a display indicating the attached input and output modules. The top line shows the numbers of the input modules detected (numbered 0 to 7) or a dot for missing modules.</text:p>
      <text:p text:style-name="P29">The second line shows the output modules detected (numbered in hexadecimal from 0 to f). In the example, input module 4, and output modules 5 &amp; 8 have been detected.</text:p>
      <text:p text:style-name="P30"><draw:frame text:anchor-type="paragraph" draw:z-index="3" draw:name="Shape1_2" draw:style-name="gr1" draw:text-style-name="P100" svg:width="7.885cm" svg:height="2.44cm" svg:x="9.029cm" svg:y="-0.236cm"><draw:text-box><text:p><text:span text:style-name="T38"><text:s/></text:span><text:span text:style-name="T38">Init <text:s text:c="12"/></text:span></text:p><text:p><text:span text:style-name="T38"><text:s/></text:span><text:span text:style-name="T38">....4... <text:s text:c="8"/></text:span></text:p></draw:text-box></draw:frame>Next a message indicating the input nodes are being initiali<text:span text:style-name="T12">z</text:span>ed.</text:p>
      <text:p text:style-name="P30"/>
      <text:p text:style-name="P31"><draw:frame text:anchor-type="paragraph" draw:z-index="7" draw:name="Shape1_8" draw:style-name="gr1" draw:text-style-name="P100" svg:width="7.885cm" svg:height="2.44cm" svg:x="9.029cm" svg:y="-0.236cm"><draw:text-box><text:p><text:span text:style-name="T38"><text:s/></text:span><text:span text:style-name="T38">SignalBox <text:s text:c="2"/>v2.6 <text:s/></text:span><text:span text:style-name="T38"><text:s/>00:12 <text:s text:c="4"/>Jan 21 </text:span></text:p></draw:text-box></draw:frame>When complete, the standard panel is displayed showing the time the software has been running which gives confirmation that the software is running OK.</text:p>
      <text:p text:style-name="P31">This is the normal running state for the software. After this initial setup, subsequent boots of the software will progress directly to this panel. No further interaction is required.</text:p>
      <text:h text:style-name="P59" text:outline-level="1"><text:bookmark-start text:name="__RefHeading___Toc325_1673517113"/>Configuration<text:bookmark-end text:name="__RefHeading___Toc325_1673517113"/></text:h>
      <text:p text:style-name="P31">To enter configuration mode, press any of the LCD buttons and the configuration menus are shown.</text:p>
      <text:h text:style-name="Heading_20_2" text:outline-level="2"><text:bookmark-start text:name="__RefHeading___Toc327_1673517113"/>Menu buttons<text:bookmark-end text:name="__RefHeading___Toc327_1673517113"/></text:h>
      <text:p text:style-name="P32">The menus are navigated using the LCD buttons.</text:p>
      <text:p text:style-name="P16"><text:span text:style-name="T12">Up</text:span><text:span text:style-name="T3"><text:tab/></text:span><text:span text:style-name="T12">Moves to the next menu at the current level, or increases the value of the current field.</text:span></text:p>
      <text:p text:style-name="P18">Down<text:tab/>Moves to the previous menu at the current level, or decreases the value of the current field.</text:p>
      <text:p text:style-name="P18">Right<text:tab/>Selects the current item and moves to the sub-menu or next field.</text:p>
      <text:p text:style-name="P18">Left<text:tab/>Exits the current item and moves to the next higher field or menu. If changes have been made, then confirmation is request that they should be discarded.</text:p>
      <text:p text:style-name="P18">Select<text:tab/>Depending on the context, one of three things may happen:</text:p>
      <text:list xml:id="list4145507441" text:style-name="L1">
        <text:list-item>
          <text:list>
            <text:list-item>
              <text:list>
                <text:list-item>
                  <text:p text:style-name="P92">The current changes are saved. A warning message is displayed to confirm the changes made. If no changes have been made, operates as the “Left” button.</text:p>
                </text:list-item>
                <text:list-item>
                  <text:p text:style-name="P93">The current item is toggled between it’s normal state and an alternate one (eg output is disabled/enabled).</text:p>
                </text:list-item>
                <text:list-item>
                  <text:p text:style-name="P94">The current item is exerci<text:span text:style-name="T15">s</text:span>ed so you can identify <text:span text:style-name="T15">the output</text:span>, or check the changes you’ve made are thos<text:span text:style-name="T15">e</text:span> desired.</text:p>
                  <text:p text:style-name="P95"><text:span text:style-name="T15">The currently selected </text:span><text:span text:style-name="T20">menu or item</text:span><text:span text:style-name="T15"> is marked at all times with chevrons – </text:span><text:span text:style-name="T18">the ‘&gt;’ and ‘&lt;’ characters.</text:span></text:p>
                </text:list-item>
              </text:list>
            </text:list-item>
          </text:list>
        </text:list-item>
      </text:list>
      <text:h text:style-name="P67" text:outline-level="2"><text:bookmark-start text:name="__RefHeading___Toc329_1673517113"/>Menu structure<text:bookmark-end text:name="__RefHeading___Toc329_1673517113"/></text:h>
      <text:p text:style-name="P33"><draw:frame text:anchor-type="paragraph" draw:z-index="20" draw:name="Shape1_3" draw:style-name="gr1" draw:text-style-name="P100" svg:width="7.885cm" svg:height="2.44cm" svg:x="9.029cm" svg:y="-0.236cm"><draw:text-box><text:p><text:span text:style-name="T38"><text:s/></text:span><text:span text:style-name="T38">System&lt; <text:s text:c="4"/>v2.6 <text:s/></text:span><text:span text:style-name="T38"><text:s/>Report <text:s text:c="2"/>Long <text:s text:c="3"/></text:span></text:p></draw:text-box></draw:frame>The top-level menu has 6 options.</text:p>
      <text:p text:style-name="Text_20_body">The <text:span text:style-name="T16">example </text:span><text:span text:style-name="T20">i</text:span>mage shows the System menu selected with its current sub-menu also displayed.</text:p>
      <text:p text:style-name="P19">System<text:tab/>Configure system-wide options.</text:p>
      <text:p text:style-name="P19">Output<text:tab/>Configure the output modules.</text:p>
      <text:p text:style-name="P20">Input<text:tab/>Configure the input modules.</text:p>
      <text:p text:style-name="P20">Lock<text:tab/>Configure interlocks between outputs.</text:p>
      <text:p text:style-name="P19">Export<text:tab/>Export the current configuration.</text:p>
      <text:p text:style-name="P19">Import<text:tab/>Import a previously saved configuration.</text:p>
      <text:p text:style-name="P35"><text:span text:style-name="T32">Use the up/down buttons to select the desired sub-menu and the right-button to enter the s</text:span><text:span text:style-name="T33">elected one</text:span><text:span text:style-name="T32">.</text:span></text:p>
      <text:p text:style-name="P34"><draw:frame text:anchor-type="paragraph" draw:z-index="21" draw:name="Shape1_4" draw:style-name="gr1" draw:text-style-name="P100" svg:width="7.885cm" svg:height="2.44cm" svg:x="9.029cm" svg:y="-0.236cm"><draw:text-box><text:p><text:span text:style-name="T38"><text:s/></text:span><text:span text:style-name="T38">System <text:s text:c="4"/>v2.6 <text:s text:c="2"/></text:span><text:span text:style-name="T38"><text:s/>Confirm? Sel=Yes </text:span></text:p></draw:text-box></draw:frame>When returning to this menu (if changes have been made) using the left (to cancel) or select (to confirm) buttons, a warning message is displayed asking for confirmation.</text:p>
      <text:p text:style-name="P46"><text:span text:style-name="T31">When the warning message appears, use the select button to accept or any other button to refuse, the cancellation or confirmation </text:span><text:span text:style-name="T33">of the changes</text:span><text:span text:style-name="T31"> as desired.</text:span></text:p>
      <text:h text:style-name="P70" text:outline-level="3"><text:bookmark-start text:name="__RefHeading___Toc331_1673517113"/>System menu<text:bookmark-end text:name="__RefHeading___Toc331_1673517113"/></text:h>
      <text:p text:style-name="P8"><text:span text:style-name="T20">The system</text:span><text:span text:style-name="T13"> has four sub-menus:</text:span></text:p>
      <text:p text:style-name="P22">Report<text:tab/>Set<text:span text:style-name="T20">s</text:span> the reporting level.</text:p>
      <text:p text:style-name="P22">Debug<text:tab/>Sets the debug level.</text:p>
      <text:p text:style-name="P22"><text:span text:style-name="T18">I2</text:span>C<text:tab/>Sets the I<text:span text:style-name="T8">2</text:span>C <text:span text:style-name="T14">node IDs for the control module, and the base node ID for the input and output </text:span><text:span text:style-name="T16">module</text:span><text:span text:style-name="T14">s.</text:span></text:p>
      <text:p text:style-name="P22">Nodes<text:tab/><text:span text:style-name="T14">Displays the detected input and output </text:span><text:span text:style-name="T16">modules </text:span><text:span text:style-name="T14">node IDs (as shown during startup</text:span><text:span text:style-name="T16">)</text:span><text:span text:style-name="T14">.</text:span></text:p>
      <text:p text:style-name="P9">Use the up/down buttons to select the desired sub-menu, and then right-arrow to enter the sub menu configuration.</text:p>
      <text:p text:style-name="P47">Use the left or select buttons to cancel <text:span text:style-name="T31">or </text:span>confirm any changes and exit.</text:p>
      <text:h text:style-name="P72" text:outline-level="4"><text:bookmark-start text:name="__RefHeading___Toc333_1673517113"/>System report sub-menu<text:bookmark-end text:name="__RefHeading___Toc333_1673517113"/></text:h>
      <text:p text:style-name="P39"><draw:frame text:anchor-type="paragraph" draw:z-index="5" draw:name="Shape1_6" draw:style-name="gr1" draw:text-style-name="P100" svg:width="7.885cm" svg:height="2.44cm" svg:x="9.029cm" svg:y="-0.236cm"><draw:text-box><text:p><text:span text:style-name="T38"><text:s/></text:span><text:span text:style-name="T38">System <text:s text:c="5"/>v2.6 <text:s/></text:span><text:span text:style-name="T38"><text:s/>Report&lt; <text:s/>Long <text:s text:c="3"/></text:span></text:p></draw:text-box></draw:frame>This allows the reporting level to be set. When inputs are triggered and outputs actioned, this level dictate<text:span text:style-name="T16">s</text:span> what messages (if any) are shown on the LCD panel.</text:p>
      <text:p text:style-name="P43"><draw:frame text:anchor-type="paragraph" draw:z-index="11" draw:name="Shape1_12" draw:style-name="gr1" draw:text-style-name="P100" svg:width="7.885cm" svg:height="2.44cm" svg:x="9.029cm" svg:y="-0.236cm"><draw:text-box><text:p><text:span text:style-name="T38"><text:s/></text:span><text:span text:style-name="T38">System <text:s text:c="5"/>v2.6 <text:s/></text:span><text:span text:style-name="T38"><text:s/>Report <text:s/>&gt;Brief &lt; <text:s/></text:span></text:p></draw:text-box></draw:frame>Use the right-button and then adjust the level using the up/down buttons.</text:p>
      <text:p text:style-name="P23">None<text:tab/>No reports are shown.</text:p>
      <text:p text:style-name="P23">Brief<text:tab/>Reports are shown for a brief period (about 2 seconds).</text:p>
      <text:p text:style-name="P23">Long<text:tab/>Reports are shown for a long period (about 4 seconds).</text:p>
      <text:p text:style-name="P23">Pause<text:tab/>A report is shown and the operator must acknowledge it before any more processing can continue by pressing one of the LCD buttons.</text:p>
      <text:h text:style-name="P75" text:outline-level="4"><text:bookmark-start text:name="__RefHeading___Toc618_3900327692"/>System Debug sub-menu<text:bookmark-end text:name="__RefHeading___Toc618_3900327692"/></text:h>
      <text:p text:style-name="P40"><draw:frame text:anchor-type="paragraph" draw:z-index="6" draw:name="Shape1_7" draw:style-name="gr1" draw:text-style-name="P100" svg:width="7.885cm" svg:height="2.44cm" svg:x="9.029cm" svg:y="-0.236cm"><draw:text-box><text:p><text:span text:style-name="T38"><text:s/></text:span><text:span text:style-name="T38">System <text:s text:c="5"/>v2.6 <text:s/></text:span><text:span text:style-name="T38"><text:s/>Debug &lt; <text:s/>Brief <text:s text:c="3"/></text:span></text:p></draw:text-box></draw:frame>This controls the verbosity of debug messages output to the serial port of both the Uno control module and the output modules.</text:p>
      <text:p text:style-name="P44"><draw:frame text:anchor-type="paragraph" draw:z-index="12" draw:name="Shape1_13" draw:style-name="gr1" draw:text-style-name="P100" svg:width="7.885cm" svg:height="2.44cm" svg:x="9.029cm" svg:y="-0.236cm"><draw:text-box><text:p><text:span text:style-name="T38"><text:s/></text:span><text:span text:style-name="T38">System <text:s text:c="5"/>v2.6 <text:s/></text:span><text:span text:style-name="T38"><text:s/>Debug <text:s text:c="2"/>&gt;Detail&lt; <text:s/></text:span></text:p></draw:text-box></draw:frame>Use the right-button and then adjust the level using the up/down buttons.</text:p>
      <text:p text:style-name="P21"><text:span text:style-name="T14">None<text:tab/>No </text:span><text:span text:style-name="T16">debug messages are output</text:span><text:span text:style-name="T14">.</text:span></text:p>
      <text:p text:style-name="P21"><text:span text:style-name="T16">Error</text:span><text:span text:style-name="T14"><text:tab/></text:span><text:span text:style-name="T16">Only error messages (when something goes wrong) are output.</text:span></text:p>
      <text:p text:style-name="P24">Brief<text:tab/>Brief messages describing major events are output.</text:p>
      <text:p text:style-name="P24">Detail<text:tab/>More detailed messages are output for more events.</text:p>
      <text:p text:style-name="P24">Full<text:tab/>Debug messages are output for all events.</text:p>
      <text:h text:style-name="P73" text:outline-level="4"><text:bookmark-start text:name="__RefHeading___Toc620_3900327692"/>System <text:span text:style-name="T20">I2</text:span><text:span text:style-name="T16">C</text:span> sub-menu<text:bookmark-end text:name="__RefHeading___Toc620_3900327692"/></text:h>
      <text:p text:style-name="P41"><draw:frame text:anchor-type="paragraph" draw:z-index="4" draw:name="Shape1_5" draw:style-name="gr1" draw:text-style-name="P100" svg:width="7.885cm" svg:height="2.44cm" svg:x="9.029cm" svg:y="-0.236cm"><draw:text-box><text:p><text:span text:style-name="T38"><text:s/></text:span><text:span text:style-name="T38">System <text:s text:c="5"/>v2.6 <text:s/></text:span><text:span text:style-name="T38"><text:s/>I2C <text:s text:c="2"/>&lt; 20 30 50 </text:span></text:p></draw:text-box></draw:frame><text:span text:style-name="T16">Allows the I</text:span><text:span text:style-name="T9">2</text:span><text:span text:style-name="T16">C node numbers to be adjusted. This should never be necessary during normal operations.</text:span></text:p>
      <text:p text:style-name="P48">The second row shows the currently-set IDs (in hexadecimal).</text:p>
      <text:p text:style-name="P42"><draw:frame text:anchor-type="paragraph" draw:z-index="13" draw:name="Shape1_14" draw:style-name="gr1" draw:text-style-name="P100" svg:width="7.885cm" svg:height="2.44cm" svg:x="9.029cm" svg:y="-0.236cm"><draw:text-box><text:p><text:span text:style-name="T38"><text:s/></text:span><text:span text:style-name="T38">System <text:s/>Con <text:s text:c="6"/></text:span><text:span text:style-name="T38"><text:s/>I2C <text:s text:c="3"/>&gt;20&lt;30 50 </text:span></text:p></draw:text-box></draw:frame>Use the right-button to select the desired field to edit, and the up/down buttons to alter the values.</text:p>
      <text:p text:style-name="P24">Con<text:tab/>Sets the controller’s I<text:span text:style-name="T8">2</text:span>C node ID.</text:p>
      <text:p text:style-name="P24">Inp<text:tab/>Set the base ID of the input modules.</text:p>
      <text:p text:style-name="P24">Out<text:tab/>Set the base ID of the output modules.</text:p>
      <text:h text:style-name="P77" text:outline-level="4"><text:bookmark-start text:name="__RefHeading___Toc822_2579033525"/>System <text:span text:style-name="T23">Nodes</text:span> sub-menu<text:bookmark-end text:name="__RefHeading___Toc822_2579033525"/></text:h>
      <text:p text:style-name="P47"><draw:frame text:anchor-type="paragraph" draw:z-index="9" draw:name="Shape1_10" draw:style-name="gr1" draw:text-style-name="P100" svg:width="7.885cm" svg:height="2.44cm" svg:x="9.029cm" svg:y="-0.236cm"><draw:text-box><text:p><text:span text:style-name="T38"><text:s/></text:span><text:span text:style-name="T38">System <text:s text:c="5"/>v2.6 <text:s/></text:span><text:span text:style-name="T38"><text:s/>Nodes &lt; <text:s text:c="9"/></text:span></text:p></draw:text-box></draw:frame>Shows the connected input and output module node numbers.</text:p>
      <text:p text:style-name="P47">Use the right-button to show the node IDs.</text:p>
      <text:p text:style-name="P54"><draw:frame text:anchor-type="paragraph" draw:z-index="10" draw:name="Shape1_11" draw:style-name="gr1" draw:text-style-name="P100" svg:width="7.885cm" svg:height="2.44cm" svg:x="9.029cm" svg:y="-0.236cm"><draw:text-box><text:p><text:span text:style-name="T38"><text:s/></text:span><text:span text:style-name="T38">Nodes <text:s text:c="2"/>.1..4... </text:span></text:p><text:p><text:span text:style-name="T38"><text:s/></text:span><text:span text:style-name="T38">.....5..8......f </text:span></text:p></draw:text-box></draw:frame>The example shows input nodes 1 &amp; 4, output nodes 5 ,8. and ‘f’.</text:p>
      <text:p text:style-name="P47">No changes can be made.</text:p>
      <text:h text:style-name="P70" text:outline-level="3"><text:bookmark-start text:name="__RefHeading___Toc337_1673517113"/>Output menu<text:bookmark-end text:name="__RefHeading___Toc337_1673517113"/></text:h>
      <text:p text:style-name="P10"><draw:frame text:anchor-type="paragraph" draw:z-index="8" draw:name="Shape1_9" draw:style-name="gr1" draw:text-style-name="P100" svg:width="7.885cm" svg:height="2.44cm" svg:x="9.029cm" svg:y="-0.236cm"><draw:text-box><text:p><text:span text:style-name="T38"><text:s/></text:span><text:span text:style-name="T38">Output&lt; <text:s/>4 <text:s text:c="2"/>1 <text:s text:c="3"/></text:span><text:span text:style-name="T38"><text:s/>Servo <text:s/>4f 3e d <text:s text:c="2"/></text:span></text:p></draw:text-box></draw:frame><text:span text:style-name="T21">Configure the </text:span><text:span text:style-name="T22">outputs</text:span><text:span text:style-name="T21">. </text:span><text:span text:style-name="T22">The second row shows a summary of the selected output’s current configuration. These </text:span><text:span text:style-name="T23">are its type,</text:span><text:span text:style-name="T22"> the “Lo” and “Hi” settings and the servo </text:span><text:span text:style-name="T23">speed, all in hexadecimal.</text:span></text:p>
      <text:p text:style-name="P10"><draw:frame text:anchor-type="paragraph" draw:z-index="14" draw:name="Shape1_15" draw:style-name="gr1" draw:text-style-name="P100" svg:width="7.885cm" svg:height="2.44cm" svg:x="9.029cm" svg:y="-0.236cm"><draw:text-box><text:p><text:span text:style-name="T38"><text:s/></text:span><text:span text:style-name="T38">Output <text:s text:c="2"/>4 <text:s/>&gt;1&lt; <text:s text:c="2"/></text:span><text:span text:style-name="T38"><text:s/>Servo <text:s/>4f 3e d <text:s text:c="2"/></text:span></text:p></draw:text-box></draw:frame><text:span text:style-name="T21">Use right-button and then select the module ID to configure. Use the right-button and then select the individual pin </text:span><text:span text:style-name="T22">t</text:span><text:span text:style-name="T21">o </text:span><text:span text:style-name="T22">c</text:span><text:span text:style-name="T21">onfigure.</text:span></text:p>
      <text:p text:style-name="P11"><draw:frame text:anchor-type="paragraph" draw:z-index="15" draw:name="Shape1_16" draw:style-name="gr1" draw:text-style-name="P100" svg:width="7.885cm" svg:height="2.44cm" svg:x="9.029cm" svg:y="-0.236cm"><draw:text-box><text:p><text:span text:style-name="T38"><text:s/></text:span><text:span text:style-name="T38">Output <text:s text:c="2"/>4 <text:s text:c="2"/>1 <text:s text:c="3"/></text:span><text:span text:style-name="T38"><text:s/>Servo &lt;4f 3e d <text:s text:c="2"/></text:span></text:p></draw:text-box></draw:frame>Use the right-button again to move to the type field. <text:span text:style-name="T24">Use the up/down buttons to select the desired output type.</text:span></text:p>
      <text:h text:style-name="P78" text:outline-level="4"><text:bookmark-start text:name="__RefHeading___Toc824_2579033525"/><text:span text:style-name="T26">Output </text:span><text:span text:style-name="T28">S</text:span><text:span text:style-name="T26">ervo </text:span>sub-menu<text:bookmark-end text:name="__RefHeading___Toc824_2579033525"/></text:h>
      <text:p text:style-name="P49"><draw:frame text:anchor-type="paragraph" draw:z-index="16" draw:name="Shape1_17" draw:style-name="gr1" draw:text-style-name="P100" svg:width="7.885cm" svg:height="2.44cm" svg:x="9.029cm" svg:y="-0.236cm"><draw:text-box><text:p><text:span text:style-name="T38"><text:s/></text:span><text:span text:style-name="T38">Output <text:s/>Lo <text:s text:c="2"/>Hi <text:s text:c="2"/></text:span><text:span text:style-name="T38"><text:s/>Servo &gt; 79&lt; <text:s/>62 <text:s/></text:span></text:p></draw:text-box></draw:frame>Use the right-button to configure a servo’s movement positions and speed.</text:p>
      <text:p text:style-name="P49">The servo’s Hi and Lo positions are now shown as decimals between 0 and 180 (degrees).</text:p>
      <text:p text:style-name="P49">The servo will move in sympathy to the changes made. Use the select button to test the servo, it will move between the specified Lo and Hi positions.</text:p>
      <text:p text:style-name="P49"><draw:frame text:anchor-type="paragraph" draw:z-index="17" draw:name="Shape1_18" draw:style-name="gr1" draw:text-style-name="P100" svg:width="7.885cm" svg:height="2.44cm" svg:x="9.029cm" svg:y="-0.236cm"><draw:text-box><text:p><text:span text:style-name="T38"><text:s/></text:span><text:span text:style-name="T38">Output <text:s/>Lo <text:s text:c="2"/>Hi <text:s text:c="2"/></text:span><text:span text:style-name="T38"><text:s/>Servo <text:s text:c="2"/>79 &gt; 62&lt; </text:span></text:p></draw:text-box></draw:frame>Use the right button to move to the “Hi” field. The servo will move to the Hi position at the same time.</text:p>
      <text:p text:style-name="P45"><text:span text:style-name="T30">Again, t</text:span><text:span text:style-name="T25">he servo will move in sympathy to the changes made. </text:span><text:span text:style-name="T31">Again</text:span><text:span text:style-name="T25"> the select button </text:span><text:span text:style-name="T31">will</text:span><text:span text:style-name="T25"> test the servo.</text:span></text:p>
      <text:p text:style-name="P50"><draw:frame text:anchor-type="paragraph" draw:z-index="18" draw:name="Shape1_19" draw:style-name="gr1" draw:text-style-name="P100" svg:width="7.885cm" svg:height="2.44cm" svg:x="9.029cm" svg:y="-0.236cm"><draw:text-box><text:p><text:span text:style-name="T38"><text:s/></text:span><text:span text:style-name="T38">Output Spd Reset <text:s/></text:span><text:span text:style-name="T38"><text:s/>Servo <text:s/>&gt;d&lt; <text:s text:c="3"/>0 <text:s/></text:span></text:p></draw:text-box></draw:frame>Use the right-button to configure the servo’s speed.</text:p>
      <text:p text:style-name="P50">Speed ‘0’ is the slowest, about 1.5 seconds, ‘f’ the fastest (as fast as the servo can go).</text:p>
      <text:p text:style-name="P50"><draw:frame text:anchor-type="paragraph" draw:z-index="19" draw:name="Shape1_20" draw:style-name="gr1" draw:text-style-name="P100" svg:width="7.885cm" svg:height="2.44cm" svg:x="9.029cm" svg:y="-0.236cm"><draw:text-box><text:p><text:span text:style-name="T38"><text:s/></text:span><text:span text:style-name="T38">Output Spd Reset <text:s/></text:span><text:span text:style-name="T38"><text:s/>Servo <text:s text:c="2"/>d <text:s/>&gt; <text:s/>0&lt; </text:span></text:p></draw:text-box></draw:frame>Use the right-button to configure the reset interval. This the time (in seconds) after which the servo will automatically return to its Lo state. Zero means don’t auto-reset.</text:p>
      <text:p text:style-name="P51">Use the left-button to return through the fields to the “Servo” field.</text:p>
      <text:p text:style-name="P51">Use the left or select button to cancel or confirm the changes.</text:p>
      <text:h text:style-name="P79" text:outline-level="4"><text:bookmark-start text:name="__RefHeading___Toc826_2579033525"/><text:span text:style-name="T26">Output </text:span><text:span text:style-name="T28">S</text:span><text:span text:style-name="T27">ignal</text:span><text:span text:style-name="T26"> </text:span>sub-menu<text:bookmark-end text:name="__RefHeading___Toc826_2579033525"/></text:h>
      <text:p text:style-name="P52"><draw:frame text:anchor-type="paragraph" draw:z-index="22" draw:name="Shape1_21" draw:style-name="gr1" draw:text-style-name="P100" svg:width="7.885cm" svg:height="2.44cm" svg:x="9.029cm" svg:y="-0.236cm"><draw:text-box><text:p><text:span text:style-name="T38"><text:s/></text:span><text:span text:style-name="T38">Output <text:s text:c="2"/>4 <text:s text:c="2"/>2 <text:s text:c="3"/></text:span><text:span text:style-name="T38"><text:s/>Signal&lt;5a 87 e <text:s text:c="2"/></text:span></text:p></draw:text-box></draw:frame>Signals operate in exactly the same manner as servos above.</text:p>
      <text:p text:style-name="P52">All the same features are available.</text:p>
      <text:h text:style-name="P74" text:outline-level="4"><text:bookmark-start text:name="__RefHeading___Toc828_2579033525"/>Output LED sub menu<text:bookmark-end text:name="__RefHeading___Toc828_2579033525"/></text:h>
      <text:p text:style-name="P90"><draw:frame text:anchor-type="paragraph" draw:z-index="23" draw:name="Shape1_22" draw:style-name="gr1" draw:text-style-name="P100" svg:width="7.885cm" svg:height="2.44cm" svg:x="9.029cm" svg:y="-0.236cm"><draw:text-box><text:p><text:span text:style-name="T38"><text:s/></text:span><text:span text:style-name="T38">Output <text:s text:c="2"/>4 <text:s text:c="2"/>2 <text:s text:c="3"/></text:span><text:span text:style-name="T38"><text:s/>LED <text:s text:c="2"/>&lt;3f 3f d <text:s text:c="2"/></text:span></text:p></draw:text-box></draw:frame>Use the right-button to configure <text:span text:style-name="T35">LED’s intensity and speed of change. PWM is used to vary the intensity.</text:span></text:p>
      <text:p text:style-name="P88"><text:span text:style-name="T25">The </text:span><text:span text:style-name="T36">LED’s</text:span><text:span text:style-name="T25"> Hi and Lo </text:span><text:span text:style-name="T36">intensiities</text:span><text:span text:style-name="T25"> are now shown as decimals between 0 and </text:span><text:span text:style-name="T36">255</text:span><text:span text:style-name="T25">.</text:span></text:p>
      <text:p text:style-name="P88"><text:span text:style-name="T25">The </text:span><text:span text:style-name="T36">LED’s intensity</text:span><text:span text:style-name="T25"> will </text:span><text:span text:style-name="T36">vary</text:span><text:span text:style-name="T25"> in sympathy to the changes made. Use the select button to test the </text:span><text:span text:style-name="T36">LED</text:span><text:span text:style-name="T25">, </text:span><text:span text:style-name="T36">It will go out and the complimentary LED will illuminate (at the Hi intensity)</text:span><text:span text:style-name="T25">.</text:span></text:p>
      <text:p text:style-name="P88"><draw:frame text:anchor-type="paragraph" draw:z-index="24" draw:name="Shape1_23" draw:style-name="gr1" draw:text-style-name="P100" svg:width="7.885cm" svg:height="2.44cm" svg:x="9.029cm" svg:y="-0.236cm"><draw:text-box><text:p><text:span text:style-name="T38"><text:s/></text:span><text:span text:style-name="T38">Output <text:s/>Lo <text:s text:c="2"/>Hi <text:s text:c="2"/></text:span><text:span text:style-name="T38"><text:s/>Servo <text:s text:c="2"/>79 &gt; 62&lt; </text:span></text:p></draw:text-box></draw:frame><text:span text:style-name="T25">Use the right button to move to the “Hi” field. The </text:span><text:span text:style-name="T36">LED</text:span><text:span text:style-name="T25"> will </text:span><text:span text:style-name="T36">go out and the complimentary LED will illuminate (at the Hi intensity)</text:span><text:span text:style-name="T25">.</text:span></text:p>
      <text:p text:style-name="P88"><text:span text:style-name="T30">Again, t</text:span><text:span text:style-name="T25">he </text:span><text:span text:style-name="T36">LED</text:span><text:span text:style-name="T25"> will move in sympathy to the changes made. </text:span><text:span text:style-name="T31">Again</text:span><text:span text:style-name="T25"> the select button </text:span><text:span text:style-name="T31">will</text:span><text:span text:style-name="T25"> test the </text:span><text:span text:style-name="T36">LED</text:span><text:span text:style-name="T25">.</text:span></text:p>
      <text:p text:style-name="P88"><draw:frame text:anchor-type="paragraph" draw:z-index="25" draw:name="Shape1_24" draw:style-name="gr1" draw:text-style-name="P100" svg:width="7.885cm" svg:height="2.44cm" svg:x="9.029cm" svg:y="-0.236cm"><draw:text-box><text:p><text:span text:style-name="T38"><text:s/></text:span><text:span text:style-name="T38">Output Spd Reset <text:s/></text:span><text:span text:style-name="T38"><text:s/>Servo <text:s/>&gt;d&lt; <text:s text:c="3"/>0 <text:s/></text:span></text:p></draw:text-box></draw:frame><text:span text:style-name="T30">Use the right-button to configure the </text:span><text:span text:style-name="T36">LED’s</text:span><text:span text:style-name="T30"> speed.</text:span></text:p>
      <text:p text:style-name="P88"><text:span text:style-name="T30">Speed ‘0’ is the slowest, </text:span><text:span text:style-name="T36">taking </text:span><text:span text:style-name="T30">about 1.5 seconds </text:span><text:span text:style-name="T36">to illuminate or extinguish</text:span><text:span text:style-name="T30">. </text:span><text:span text:style-name="T36">The fastest speed is ‘e’, about a tenth of a second. Speed</text:span><text:span text:style-name="T30"> ‘f’ </text:span><text:span text:style-name="T36">makes the LED flicker randomly</text:span><text:span text:style-name="T30">.</text:span></text:p>
      <text:p text:style-name="P88"><draw:frame text:anchor-type="paragraph" draw:z-index="26" draw:name="Shape1_25" draw:style-name="gr1" draw:text-style-name="P100" svg:width="7.885cm" svg:height="2.44cm" svg:x="9.029cm" svg:y="-0.236cm"><draw:text-box><text:p><text:span text:style-name="T38"><text:s/></text:span><text:span text:style-name="T38">Output Spd Reset <text:s/></text:span><text:span text:style-name="T38"><text:s/>Servo <text:s text:c="2"/>d <text:s/>&gt; <text:s/>0&lt; </text:span></text:p></draw:text-box></draw:frame><text:span text:style-name="T30">Use the right-button to configure the reset interval. This the time (in seconds) after which the </text:span><text:span text:style-name="T37">LED</text:span><text:span text:style-name="T30"> will automatically return to its Lo state. Zero means don’t auto-reset.</text:span></text:p>
      <text:p text:style-name="P88"><text:span text:style-name="T31">Use the left-button to return through the fields to the “</text:span><text:span text:style-name="T37">LED</text:span><text:span text:style-name="T31">” field.</text:span></text:p>
      <text:p text:style-name="P87">Use the left or select button to cancel or confirm the changes.</text:p>
      <text:h text:style-name="P74" text:outline-level="4"><text:bookmark-start text:name="__RefHeading___Toc830_2579033525"/>Output LED_<text:span text:style-name="T34">4</text:span> sub menu<text:bookmark-end text:name="__RefHeading___Toc830_2579033525"/></text:h>
      <text:p text:style-name="P91"><draw:frame text:anchor-type="paragraph" draw:z-index="27" draw:name="Shape1_26" draw:style-name="gr1" draw:text-style-name="P100" svg:width="7.885cm" svg:height="2.44cm" svg:x="9.029cm" svg:y="-0.236cm"><draw:text-box><text:p><text:span text:style-name="T38"><text:s/></text:span><text:span text:style-name="T38">Output <text:s text:c="2"/>4 <text:s text:c="2"/>3 <text:s text:c="3"/></text:span><text:span text:style-name="T38"><text:s/>LED_4 &lt;3f 3f d <text:s text:c="2"/></text:span></text:p></draw:text-box></draw:frame>LED_4 outputs are configured in exactly the same manner as LEDs above.</text:p>
      <text:p text:style-name="P86">All the same features are available.</text:p>
      <text:h text:style-name="P76" text:outline-level="4"><text:bookmark-start text:name="__RefHeading___Toc832_2579033525"/>Output <text:span text:style-name="T34">Flash</text:span> sub menu<text:bookmark-end text:name="__RefHeading___Toc832_2579033525"/></text:h>
      <text:p text:style-name="P12"/>
      <text:h text:style-name="P74" text:outline-level="4"><text:bookmark-start text:name="__RefHeading___Toc834_2579033525"/>Output <text:span text:style-name="T34">Blink</text:span> sub menu<text:bookmark-end text:name="__RefHeading___Toc834_2579033525"/></text:h>
      <text:p text:style-name="P12"/>
      <text:p text:style-name="P53"/>
      <text:h text:style-name="P69" text:outline-level="3"/>
      <text:h text:style-name="P71" text:outline-level="3"><text:bookmark-start text:name="__RefHeading___Toc836_2579033525"/>Input menu<text:bookmark-end text:name="__RefHeading___Toc836_2579033525"/></text:h>
      <text:p text:style-name="P9"/>
      <text:h text:style-name="Heading_20_3" text:outline-level="3"><text:bookmark-start text:name="__RefHeading___Toc339_1673517113"/>Lock menu<text:bookmark-end text:name="__RefHeading___Toc339_1673517113"/></text:h>
      <text:h text:style-name="Heading_20_3" text:outline-level="3"><text:bookmark-start text:name="__RefHeading___Toc341_1673517113"/>Export menu<text:bookmark-end text:name="__RefHeading___Toc341_1673517113"/></text:h>
      <text:h text:style-name="Heading_20_3" text:outline-level="3"><text:bookmark-start text:name="__RefHeading___Toc343_1673517113"/>Import menu<text:bookmark-end text:name="__RefHeading___Toc343_1673517113"/></text:h>
      <text:p text:style-name="P38"/>
      <text:h text:style-name="P64" text:outline-level="2"><text:bookmark-start text:name="__RefHeading___Toc729_42572363221"/>Inputs<text:bookmark-end text:name="__RefHeading___Toc729_42572363221"/></text:h>
      <text:p text:style-name="P37">Each input module provides 16 input lines which are normally held high. Pulling the input low activates the inpu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2" svg:font-family="'Bitstream Vera Sans'" style:font-family-generic="modern" style:font-pitch="variable"/>
    <style:font-face style:name="Courier New1" svg:font-family="'Courier New'" style:font-family-generic="modern"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3" svg:font-family="'Bitstream Vera Sans'"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Bitstream Vera Sans" fo:font-size="12pt" fo:language="en" fo:country="US" style:font-name-asian="Bitstream Vera Sans3" style:font-size-asian="12pt" style:language-asian="en" style:country-asian="US" style:font-name-complex="Bitstream Vera Sans3"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3" style:font-size-asian="12pt" style:language-asian="en" style:country-asian="US" style:font-name-complex="Bitstream Vera Sans3"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loext:contextual-spacing="false" fo:text-align="start" style:justify-single-word="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1" fo:font-family="'Bitstream Vera Sans'" style:font-family-generic="swiss" style:font-pitch="variable" fo:font-size="14pt" style:font-name-asian="Bitstream Vera Sans3" style:font-family-asian="'Bitstream Vera Sans'" style:font-family-generic-asian="system" style:font-pitch-asian="variable" style:font-size-asian="14pt" style:font-name-complex="Bitstream Vera Sans3"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 fo:font-family="'Bitstream Vera Sans'" style:font-family-generic="roman" style:font-pitch="variable" fo:font-size="24pt" fo:font-weight="bold" style:font-name-asian="Bitstream Vera Sans3" style:font-family-asian="'Bitstream Vera Sans'" style:font-family-generic-asian="system" style:font-pitch-asian="variable" style:font-size-asian="24pt" style:font-weight-asian="bold" style:font-name-complex="Bitstream Vera Sans3" style:font-family-complex="'Bitstream Ver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family="'Bitstream Vera Sans'" style:font-family-generic="roman" style:font-pitch="variable" fo:font-size="18pt" fo:font-weight="bold" style:font-name-asian="Bitstream Vera Sans3" style:font-family-asian="'Bitstream Vera Sans'" style:font-family-generic-asian="system" style:font-pitch-asian="variable" style:font-size-asian="18pt" style:font-weight-asian="bold" style:font-name-complex="Bitstream Vera Sans3"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family="'Bitstream Vera Sans'" style:font-family-generic="roman" style:font-pitch="variable" fo:font-size="14pt" fo:font-weight="bold" style:font-name-asian="Bitstream Vera Sans3" style:font-family-asian="'Bitstream Vera Sans'" style:font-family-generic-asian="system" style:font-pitch-asian="variable" style:font-size-asian="14pt" style:font-weight-asian="bold" style:font-name-complex="Bitstream Vera Sans3" style:font-family-complex="'Bitstream Ver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family="'Bitstream Vera Sans'" style:font-family-generic="roman" style:font-pitch="variable" fo:font-size="12pt" fo:font-weight="bold" style:font-name-asian="Bitstream Vera Sans3" style:font-family-asian="'Bitstream Vera Sans'" style:font-family-generic-asian="system" style:font-pitch-asian="variable" style:font-size-asian="12pt" style:font-weight-asian="bold" style:font-name-complex="Bitstream Vera Sans3" style:font-family-complex="'Bitstream Ver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family="'Bitstream Vera Sans'" style:font-family-generic="roman" style:font-pitch="variable" fo:font-size="10pt" fo:font-weight="bold" style:font-name-asian="Bitstream Vera Sans3" style:font-family-asian="'Bitstream Vera Sans'" style:font-family-generic-asian="system" style:font-pitch-asian="variable" style:font-size-asian="10pt" style:font-weight-asian="bold" style:font-name-complex="Bitstream Vera Sans3" style:font-family-complex="'Bitstream Vera Sans'" style:font-family-generic-complex="system" style:font-pitch-complex="variable"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199cm" loext:contextual-spacing="false" style:join-border="false"/>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Source_20_Code" style:display-name="Source Code" style:family="paragraph" style:parent-style-name="Preformatted_20_Text">
      <loext:graphic-properties draw:fill="solid" draw:fill-color="#f7f9fa" draw:opacity="100%"/>
      <style:paragraph-properties fo:background-color="#f7f9fa" fo:padding="0.049cm" fo:border="0.06pt solid #8cacbb" style:shadow="none"/>
    </style:style>
    <style:style style:name="Source_20_File" style:display-name="Source File" style:family="paragraph" style:parent-style-name="Preformatted_20_Text">
      <loext:graphic-properties draw:fill="solid" draw:fill-color="#f1f4f5" draw:opacity="100%"/>
      <style:paragraph-properties fo:background-color="#f1f4f5" fo:padding="0.049cm" fo:border="0.06pt solid #8cacbb" style:shadow="non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2pt" style:font-size-asian="12pt" style:font-size-complex="12pt"/>
    </style:style>
    <style:style style:name="Quotation_20_1" style:display-name="Quotation 1" style:family="paragraph" style:parent-style-name="Standard">
      <style:paragraph-properties fo:margin-left="1cm" fo:margin-right="0cm" fo:margin-top="0.25cm" fo:margin-bottom="0.25cm" loext:contextual-spacing="false" fo:text-indent="0cm" style:auto-text-indent="false" fo:padding="0.049cm" fo:border-left="4.99pt solid #c0c0c0" fo:border-right="none" fo:border-top="none" fo:border-bottom="none"/>
    </style:style>
    <style:style style:name="Quotation_20_2" style:display-name="Quotation 2" style:family="paragraph" style:parent-style-name="Standard">
      <style:paragraph-properties fo:margin-left="2cm" fo:margin-right="0cm" fo:margin-top="0.25cm" fo:margin-bottom="0.25cm" loext:contextual-spacing="false" fo:text-indent="0cm" style:auto-text-indent="false" fo:padding="0.049cm" fo:border-left="4.99pt solid #9966cc" fo:border-right="none" fo:border-top="none" fo:border-bottom="none"/>
    </style:style>
    <style:style style:name="Quotation_20_3" style:display-name="Quotation 3" style:family="paragraph" style:parent-style-name="Standard">
      <style:paragraph-properties fo:margin-left="3cm" fo:margin-right="0cm" fo:margin-top="0.25cm" fo:margin-bottom="0.25cm" loext:contextual-spacing="false" fo:text-indent="0cm" style:auto-text-indent="false" fo:padding="0.049cm" fo:border-left="4.99pt solid #c5000b" fo:border-right="none" fo:border-top="none" fo:border-bottom="none"/>
    </style:style>
    <style:style style:name="Quotation_20_4" style:display-name="Quotation 4" style:family="paragraph" style:parent-style-name="Standard">
      <style:paragraph-properties fo:margin-left="4.001cm" fo:margin-right="0cm" fo:margin-top="0.25cm" fo:margin-bottom="0.25cm" loext:contextual-spacing="false" fo:text-indent="0cm" style:auto-text-indent="false" fo:padding="0.049cm" fo:border-left="4.99pt solid #579d1c" fo:border-right="none" fo:border-top="none" fo:border-bottom="none"/>
    </style:style>
    <style:style style:name="Quotation_20_5" style:display-name="Quotation 5" style:family="paragraph" style:parent-style-name="Standard">
      <style:paragraph-properties fo:margin-left="5.001cm" fo:margin-right="0cm" fo:margin-top="0.25cm" fo:margin-bottom="0.25cm" loext:contextual-spacing="false" fo:text-indent="0cm" style:auto-text-indent="false" fo:padding="0.049cm" fo:border-left="4.99pt solid #ff9966" fo:border-right="none" fo:border-top="none" fo:border-bottom="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ent" style:display-name="Numbering 1 Content" style:family="paragraph" style:parent-style-name="Standard" style:list-style-name="Numbering_20_1"/>
    <style:style style:name="Numbering_20_1_20_Content_20_First" style:display-name="Numbering 1 Content First" style:family="paragraph" style:parent-style-name="Numbering_20_1_20_Content" style:next-style-name="Text_20_body" style:class="html">
      <style:paragraph-properties fo:margin-top="0.499cm" fo:margin-bottom="0cm" loext:contextual-spacing="false"/>
    </style:style>
    <style:style style:name="Numbering_20_1_20_Content_20_Last" style:display-name="Numbering 1 Content Last" style:family="paragraph" style:parent-style-name="Numbering_20_1_20_Content" style:next-style-name="Text_20_body" style:class="html">
      <style:paragraph-properties fo:margin-top="0cm" fo:margin-bottom="0.499cm" loext:contextual-spacing="false"/>
    </style:style>
    <style:style style:name="List_20_1_20_Content" style:display-name="List 1 Content" style:family="paragraph" style:parent-style-name="Standard" style:list-style-name="List_20_1"/>
    <style:style style:name="List_20_1_20_Content_20_First" style:display-name="List 1 Content First" style:family="paragraph" style:parent-style-name="List_20_1_20_Content" style:next-style-name="Text_20_body" style:class="html">
      <style:paragraph-properties fo:margin-top="0.499cm" fo:margin-bottom="0cm" loext:contextual-spacing="false"/>
    </style:style>
    <style:style style:name="List_20_1_20_Content_20_Last" style:display-name="List 1 Content Last" style:family="paragraph" style:parent-style-name="List_20_1_20_Content" style:next-style-name="Text_20_body" style:class="html">
      <style:paragraph-properties fo:margin-top="0cm" fo:margin-bottom="0.499cm" loext:contextual-spacing="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ocal_20_link" style:display-name="Local link" style:family="text">
      <style:text-properties fo:color="#000000" style:text-underline-style="solid" style:text-underline-width="auto" style:text-underline-color="font-color" fo:font-weight="bold"/>
    </style:style>
    <style:style style:name="Visited_20_Local_20_Link" style:display-name="Visited Local Link" style:family="text">
      <style:text-properties fo:color="#000000" style:text-underline-style="solid" style:text-underline-width="auto" style:text-underline-color="font-color" fo:font-weight="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Symbol" style:display-name="Footnote Symbol" style:family="text">
      <style:text-properties fo:color="#2b73b7" style:text-position="33% 80%"/>
    </style:style>
    <style:style style:name="Footnote_20_anchor" style:display-name="Footnote anchor" style:family="text">
      <style:text-properties fo:color="#2b73b7" style:text-position="33% 80%"/>
    </style:style>
    <style:style style:name="List_20_Symbols" style:display-name="List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251cm" fo:text-indent="-0.25cm" fo:margin-left="1.251cm"/>
        </style:list-level-properties>
        <style:text-properties style:font-name="OpenSymbol"/>
      </text:list-level-style-bullet>
      <text:list-level-style-bullet text:level="2" text:style-name="Numbering_20_Symbols" text:bullet-char="•">
        <style:list-level-properties text:list-level-position-and-space-mode="label-alignment" fo:text-align="end">
          <style:list-level-label-alignment text:label-followed-by="listtab" text:list-tab-stop-position="2.251cm" fo:text-indent="-0.25cm" fo:margin-left="2.251cm"/>
        </style:list-level-properties>
        <style:text-properties style:font-name="StarSymbol"/>
      </text:list-level-style-bullet>
      <text:list-level-style-bullet text:level="3" text:style-name="Numbering_20_Symbols" text:bullet-char="•">
        <style:list-level-properties text:list-level-position-and-space-mode="label-alignment" fo:text-align="end">
          <style:list-level-label-alignment text:label-followed-by="listtab" text:list-tab-stop-position="3.251cm" fo:text-indent="-0.25cm" fo:margin-left="3.251cm"/>
        </style:list-level-properties>
        <style:text-properties style:font-name="OpenSymbol"/>
      </text:list-level-style-bullet>
      <text:list-level-style-bullet text:level="4" text:style-name="Numbering_20_Symbols" text:bullet-char="•">
        <style:list-level-properties text:list-level-position-and-space-mode="label-alignment" fo:text-align="end">
          <style:list-level-label-alignment text:label-followed-by="listtab" text:list-tab-stop-position="4.249cm" fo:text-indent="-0.25cm" fo:margin-left="4.249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5.249cm" fo:text-indent="-0.25cm" fo:margin-left="5.249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6.249cm" fo:text-indent="-0.25cm" fo:margin-left="6.24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7.25cm" fo:text-indent="-0.25cm" fo:margin-left="7.25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8.25cm" fo:text-indent="-0.25cm" fo:margin-left="8.25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9.25cm" fo:text-indent="-0.25cm" fo:margin-left="9.25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0.25cm" fo:text-indent="-0.25cm" fo:margin-left="10.25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251cm" fo:text-indent="-0.25cm" fo:margin-left="1.251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2.251cm" fo:text-indent="-0.25cm" fo:margin-left="2.25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251cm" fo:text-indent="-0.25cm" fo:margin-left="3.251cm"/>
        </style:list-level-properties>
      </text:list-level-style-number>
      <text:list-level-style-number text:level="4" text:style-name="Numbering_20_Symbols" style:num-suffix="." style:num-format="A">
        <style:list-level-properties text:list-level-position-and-space-mode="label-alignment" fo:text-align="end">
          <style:list-level-label-alignment text:label-followed-by="listtab" text:list-tab-stop-position="4.249cm" fo:text-indent="-0.25cm" fo:margin-left="4.24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249cm" fo:text-indent="-0.25cm" fo:margin-left="5.249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249cm" fo:text-indent="-0.25cm" fo:margin-left="6.249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25cm" fo:text-indent="-0.25cm" fo:margin-left="7.25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8.25cm" fo:text-indent="-0.25cm" fo:margin-left="8.25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9.25cm" fo:text-indent="-0.25cm" fo:margin-left="9.25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0.25cm" fo:text-indent="-0.25cm" fo:margin-left="10.2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MT1" style:family="text"/>
    <style:style style:name="MT2" style:family="text">
      <style:text-properties officeooo:rsid="0011ef3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a xlink:type="simple" xlink:href="https://www.merg.org.uk/forum/memberlist.php?mode=viewprofile&amp;u=10994" text:style-name="Internet_20_link" text:visited-style-name="Visited_20_Internet_20_Link">M7915 Tony Clulow</text:a><text:tab/><text:span text:style-name="MT2">Page </text:span><text:span text:style-name="MT2"><text:page-number text:select-page="current">14</text:page-number></text:span><text:span text:style-name="MT2"><text:tab/>Extending EzyBus</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initial-creator>Generated</meta:initial-creator>
    <meta:creation-date>1970-01-01T00::00:00</meta:creation-date>
    <dc:date>2021-01-13T23:11:14.999017406</dc:date>
    <dc:language>en-US</dc:language>
    <meta:editing-cycles>23</meta:editing-cycles>
    <meta:editing-duration>PT1H37M40S</meta:editing-duration>
    <dc:title>arduino:projects:extending_ezybus</dc:title>
    <meta:document-statistic meta:table-count="0" meta:image-count="0" meta:object-count="0" meta:page-count="14" meta:paragraph-count="193" meta:word-count="2619" meta:character-count="15035" meta:non-whitespace-character-count="12620"/>
  </office:meta>
</office:document-meta>
</file>